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 fo:text-align="justify" style:justify-single-word="false">
        <style:tab-stops>
          <style:tab-stop style:position="6.4898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 fo:text-align="justify" style:justify-single-word="false">
        <style:tab-stops>
          <style:tab-stop style:position="6.4898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line-height="115%" fo:text-align="justify" style:justify-single-word="false" fo:break-before="page"/>
    </style:style>
    <style:style style:name="P4" style:family="paragraph" style:parent-style-name="Default">
      <style:paragraph-properties fo:margin-top="0in" fo:margin-bottom="0.0252in" style:contextual-spacing="false" fo:line-height="115%" fo:text-align="justify" style:justify-single-word="false"/>
    </style:style>
    <style:style style:name="P5" style:family="paragraph" style:parent-style-name="Default" style:list-style-name="WWNum2">
      <style:paragraph-properties fo:margin-top="0in" fo:margin-bottom="0.0252in" style:contextual-spacing="false" fo:line-height="115%" fo:text-align="justify" style:justify-single-word="false"/>
    </style:style>
    <style:style style:name="P6" style:family="paragraph" style:parent-style-name="Default" style:list-style-name="WWNum4">
      <style:paragraph-properties fo:margin-top="0in" fo:margin-bottom="0.0252in" style:contextual-spacing="false" fo:line-height="115%" fo:text-align="justify" style:justify-single-word="false"/>
    </style:style>
    <style:style style:name="P7" style:family="paragraph" style:parent-style-name="Default" style:list-style-name="WWNum4">
      <style:paragraph-properties fo:line-height="115%" fo:text-align="justify" style:justify-single-word="false"/>
    </style:style>
    <style:style style:name="P8" style:family="paragraph" style:parent-style-name="Default">
      <style:paragraph-properties fo:line-height="115%" fo:text-align="justify" style:justify-single-word="false"/>
    </style:style>
    <style:style style:name="P9" style:family="paragraph" style:parent-style-name="Default" style:list-style-name="WWNum6">
      <style:paragraph-properties fo:line-height="115%" fo:text-align="justify" style:justify-single-word="false"/>
    </style:style>
    <style:style style:name="P10" style:family="paragraph" style:parent-style-name="Default" style:list-style-name="WWNum8">
      <style:paragraph-properties fo:line-height="115%" fo:text-align="justify" style:justify-single-word="false"/>
    </style:style>
    <style:style style:name="P11" style:family="paragraph" style:parent-style-name="Default">
      <style:paragraph-properties fo:margin-top="0in" fo:margin-bottom="0.0252in" style:contextual-spacing="false" fo:line-height="115%" fo:text-align="justify" style:justify-single-word="false"/>
      <style:text-properties style:use-window-font-color="true" loext:opacity="0%" fo:font-size="14pt" fo:language="ru" fo:country="RU" style:font-size-asian="14pt" style:font-size-complex="14pt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HTML_20_Preformatted">
      <style:paragraph-properties style:line-height-at-least="0.1693in" fo:text-align="justify" style:justify-single-word="false"/>
    </style:style>
    <style:style style:name="P14" style:family="paragraph" style:parent-style-name="HTML_20_Preformatted">
      <style:paragraph-properties style:line-height-at-least="0.1693in" fo:text-align="justify" style:justify-single-word="false"/>
      <style:text-properties fo:color="#333333" loext:opacity="100%" fo:language="en" fo:country="US"/>
    </style:style>
    <style:style style:name="P15" style:family="paragraph" style:parent-style-name="HTML_20_Preformatted">
      <style:paragraph-properties style:line-height-at-least="0.1693in" fo:text-align="justify" style:justify-single-word="false"/>
      <style:text-properties fo:color="#333333" loext:opacity="100%" fo:language="ru" fo:country="RU"/>
    </style:style>
    <style:style style:name="P16" style:family="paragraph" style:parent-style-name="Heading_20_1">
      <style:paragraph-properties fo:line-height="115%" fo:text-align="justify" style:justify-single-word="false"/>
    </style:style>
    <style:style style:name="P17" style:family="paragraph" style:parent-style-name="Heading_20_1">
      <style:paragraph-properties fo:line-height="115%" fo:text-align="justify" style:justify-single-word="false"/>
    </style:style>
    <style:style style:name="P18" style:family="paragraph" style:parent-style-name="Heading_20_1">
      <style:paragraph-properties fo:text-align="justify" style:justify-single-word="false"/>
    </style:style>
    <style:style style:name="P19" style:family="paragraph" style:parent-style-name="Heading_20_2">
      <style:paragraph-properties fo:text-align="justify" style:justify-single-word="false"/>
    </style:style>
    <style:style style:name="P20" style:family="paragraph" style:parent-style-name="Preformatted_20_Text">
      <style:paragraph-properties fo:line-height="125%"/>
    </style:style>
    <style:style style:name="P21" style:family="paragraph" style:parent-style-name="Preformatted_20_Text">
      <style:paragraph-properties fo:margin-top="0in" fo:margin-bottom="0.1965in" style:contextual-spacing="false" fo:line-height="125%"/>
    </style:style>
    <style:style style:name="P22" style:family="paragraph" style:parent-style-name="Preformatted_20_Text">
      <style:paragraph-properties fo:margin-top="0in" fo:margin-bottom="0in" style:contextual-spacing="false" style:line-height-at-least="0.1693in" fo:text-align="justify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language="ru" fo:country="RU"/>
    </style:style>
    <style:style style:name="P23" style:family="paragraph" style:parent-style-name="Preformatted_20_Text">
      <style:paragraph-properties fo:margin-top="0in" fo:margin-bottom="0in" style:contextual-spacing="false" style:line-height-at-least="0.1693in" fo:text-align="justify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4" style:family="paragraph" style:parent-style-name="Preformatted_20_Text">
      <style:paragraph-properties fo:margin-top="0in" fo:margin-bottom="0in" style:contextual-spacing="false" style:line-height-at-least="0.1693in" fo:text-align="justify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/>
    </style:style>
    <style:style style:name="P25" style:family="paragraph" style:parent-style-name="Preformatted_20_Text">
      <style:paragraph-properties fo:line-height="125%"/>
      <style:text-properties style:font-name="Courier New"/>
    </style:style>
    <style:style style:name="P26" style:family="paragraph" style:parent-style-name="Preformatted_20_Text">
      <style:paragraph-properties fo:margin-top="0in" fo:margin-bottom="0.1965in" style:contextual-spacing="false" fo:line-height="125%"/>
      <style:text-properties style:font-name="Courier New"/>
    </style:style>
    <style:style style:name="P27" style:family="paragraph" style:parent-style-name="Standard">
      <style:paragraph-properties fo:line-height="115%" fo:text-align="center" style:justify-single-word="false"/>
    </style:style>
    <style:style style:name="P28" style:family="paragraph" style:parent-style-name="Standard">
      <style:paragraph-properties fo:line-height="115%" fo:text-align="center" style:justify-single-word="false">
        <style:tab-stops>
          <style:tab-stop style:position="3.75in"/>
        </style:tab-stops>
      </style:paragraph-properties>
    </style:style>
    <style:style style:name="P29" style:family="paragraph" style:parent-style-name="Standard" style:master-page-name="First_20_Page">
      <style:paragraph-properties fo:line-height="115%" fo:text-align="center" style:justify-single-word="false" style:page-number="auto"/>
    </style:style>
    <style:style style:name="P30" style:family="paragraph" style:parent-style-name="Standard">
      <style:paragraph-properties fo:line-height="115%" fo:text-align="end" style:justify-single-word="false">
        <style:tab-stops>
          <style:tab-stop style:position="5.3854in"/>
        </style:tab-stops>
      </style:paragraph-properties>
    </style:style>
    <style:style style:name="P31" style:family="paragraph" style:parent-style-name="Standard">
      <style:paragraph-properties fo:line-height="115%" fo:text-align="end" style:justify-single-word="false"/>
    </style:style>
    <style:style style:name="P32" style:family="paragraph" style:parent-style-name="Standard">
      <style:paragraph-properties fo:line-height="115%" fo:text-align="end" style:justify-single-word="false"/>
    </style:style>
    <style:style style:name="P33" style:family="paragraph" style:parent-style-name="Standard">
      <style:paragraph-properties fo:line-height="115%" fo:text-align="justify" style:justify-single-word="false"/>
    </style:style>
    <style:style style:name="P34" style:family="paragraph" style:parent-style-name="Standard">
      <style:paragraph-properties fo:line-height="115%" fo:text-align="center" style:justify-single-word="false"/>
      <style:text-properties fo:language="ru" fo:country="RU" style:font-name-complex="Times New Roman1" style:font-size-complex="14pt"/>
    </style:style>
    <style:style style:name="P35" style:family="paragraph" style:parent-style-name="Standard">
      <style:paragraph-properties fo:line-height="115%" fo:text-align="justify" style:justify-single-word="false"/>
      <style:text-properties fo:language="ru" fo:country="RU"/>
    </style:style>
    <style:style style:name="P36" style:family="paragraph" style:parent-style-name="Standard">
      <style:paragraph-properties fo:text-align="justify" style:justify-single-word="false"/>
      <style:text-properties fo:language="ru" fo:country="RU"/>
    </style:style>
    <style:style style:name="P37" style:family="paragraph" style:parent-style-name="Standard">
      <style:paragraph-properties fo:margin-top="0in" fo:margin-bottom="0in" style:contextual-spacing="false" style:line-height-at-least="0.1693in" fo:text-align="justify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38" style:family="paragraph" style:parent-style-name="Standard">
      <style:paragraph-properties fo:margin-top="0in" fo:margin-bottom="0in" style:contextual-spacing="false" style:line-height-at-least="0.1693in" fo:text-align="justify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loext:opacity="100%" style:font-name="Courier New1" fo:font-size="10pt" style:font-name-asian="Times New Roman1" style:font-size-asian="10pt" style:language-asian="es" style:country-asian="CO" style:font-name-complex="Courier New2" style:font-size-complex="10pt"/>
    </style:style>
    <style:style style:name="P39" style:family="paragraph" style:parent-style-name="Standard">
      <style:paragraph-properties fo:margin-top="0in" fo:margin-bottom="0in" style:contextual-spacing="false" style:line-height-at-least="0.1693in" fo:text-align="justify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loext:opacity="100%" style:font-name="Courier New1" fo:font-size="10pt" fo:language="ru" fo:country="RU" style:font-name-asian="Times New Roman1" style:font-size-asian="10pt" style:language-asian="es" style:country-asian="CO" style:font-name-complex="Courier New2" style:font-size-complex="10pt"/>
    </style:style>
    <style:style style:name="P40" style:family="paragraph" style:parent-style-name="Standard">
      <style:paragraph-properties fo:text-align="justify" style:justify-single-word="false"/>
    </style:style>
    <style:style style:name="P41" style:family="paragraph" style:parent-style-name="Standard">
      <style:paragraph-properties fo:text-align="justify" style:justify-single-word="false"/>
      <style:text-properties style:font-name="Courier New1" fo:font-size="10pt" fo:language="ru" fo:country="RU" style:font-size-asian="10pt" style:font-name-complex="Courier New2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complex="Times New Roman1" style:font-size-complex="14pt"/>
    </style:style>
    <style:style style:name="T3" style:family="text">
      <style:text-properties fo:language="ru" fo:country="RU" style:font-size-complex="14pt"/>
    </style:style>
    <style:style style:name="T4" style:family="text">
      <style:text-properties fo:language="ru" fo:country="RU" fo:font-style="italic" style:font-style-asian="italic" style:font-style-complex="italic"/>
    </style:style>
    <style:style style:name="T5" style:family="text">
      <style:text-properties style:use-window-font-color="true" loext:opacity="0%" fo:language="ru" fo:country="RU"/>
    </style:style>
    <style:style style:name="T6" style:family="text">
      <style:text-properties style:use-window-font-color="true" loext:opacity="0%" fo:font-size="14pt" fo:language="ru" fo:country="RU" style:font-size-asian="14pt" style:font-size-complex="14pt"/>
    </style:style>
    <style:style style:name="T7" style:family="text">
      <style:text-properties style:use-window-font-color="true" loext:opacity="0%" fo:font-size="14pt" fo:language="en" fo:country="US" style:font-size-asian="14pt" style:font-size-complex="14pt"/>
    </style:style>
    <style:style style:name="T8" style:family="text">
      <style:text-properties text:display="true"/>
    </style:style>
    <style:style style:name="T9" style:family="text">
      <style:text-properties style:font-name="Calibri" fo:font-size="11pt" fo:language="es" fo:country="CO" style:font-name-asian="F" style:font-size-asian="11pt" style:language-asian="es" style:country-asian="CO"/>
    </style:style>
    <style:style style:name="T10" style:family="text">
      <style:text-properties fo:color="#0000ff" loext:opacity="100%"/>
    </style:style>
    <style:style style:name="T11" style:family="text">
      <style:text-properties fo:color="#0000ff" loext:opacity="100%" style:font-name="Courier New1" fo:font-size="10pt" style:font-name-asian="Times New Roman1" style:font-size-asian="10pt" style:language-asian="es" style:country-asian="CO" style:font-name-complex="Courier New2" style:font-size-complex="10pt"/>
    </style:style>
    <style:style style:name="T12" style:family="text">
      <style:text-properties fo:color="#0000ff" loext:opacity="100%" style:font-name="Courier New1" fo:font-size="10pt" fo:language="ru" fo:country="RU" style:font-name-asian="Times New Roman1" style:font-size-asian="10pt" style:language-asian="es" style:country-asian="CO" style:font-name-complex="Courier New2" style:font-size-complex="10pt"/>
    </style:style>
    <style:style style:name="T13" style:family="text">
      <style:text-properties fo:color="#0000ff" loext:opacity="100%" fo:language="en" fo:country="US"/>
    </style:style>
    <style:style style:name="T14" style:family="text">
      <style:text-properties fo:color="#333333" loext:opacity="100%" style:font-name="Courier New1" fo:font-size="10pt" style:font-name-asian="Times New Roman1" style:font-size-asian="10pt" style:language-asian="es" style:country-asian="CO" style:font-name-complex="Courier New2" style:font-size-complex="10pt"/>
    </style:style>
    <style:style style:name="T15" style:family="text">
      <style:text-properties fo:color="#333333" loext:opacity="100%" style:font-name="Courier New1" fo:font-size="10pt" fo:language="es" fo:country="CO" style:font-name-asian="Times New Roman1" style:font-size-asian="10pt" style:language-asian="es" style:country-asian="CO" style:font-name-complex="Courier New2" style:font-size-complex="10pt"/>
    </style:style>
    <style:style style:name="T16" style:family="text">
      <style:text-properties fo:color="#333333" loext:opacity="100%" style:font-name="Courier New1" fo:font-size="10pt" fo:language="ru" fo:country="RU" style:font-name-asian="Times New Roman1" style:font-size-asian="10pt" style:language-asian="es" style:country-asian="CO" style:font-name-complex="Courier New2" style:font-size-complex="10pt"/>
    </style:style>
    <style:style style:name="T17" style:family="text">
      <style:text-properties fo:color="#333333" loext:opacity="100%" fo:language="en" fo:country="US"/>
    </style:style>
    <style:style style:name="T18" style:family="text">
      <style:text-properties fo:color="#333333" loext:opacity="100%" fo:language="ru" fo:country="RU"/>
    </style:style>
    <style:style style:name="T19" style:family="text">
      <style:text-properties fo:color="#a31515" loext:opacity="100%"/>
    </style:style>
    <style:style style:name="T20" style:family="text">
      <style:text-properties fo:color="#a31515" loext:opacity="100%" style:font-name="Courier New1" fo:font-size="10pt" style:font-name-asian="Times New Roman1" style:font-size-asian="10pt" style:language-asian="es" style:country-asian="CO" style:font-name-complex="Courier New2" style:font-size-complex="10pt"/>
    </style:style>
    <style:style style:name="T21" style:family="text">
      <style:text-properties fo:color="#a31515" loext:opacity="100%" style:font-name="Courier New1" fo:font-size="10pt" fo:language="ru" fo:country="RU" style:font-name-asian="Times New Roman1" style:font-size-asian="10pt" style:language-asian="es" style:country-asian="CO" style:font-name-complex="Courier New2" style:font-size-complex="10pt"/>
    </style:style>
    <style:style style:name="T22" style:family="text">
      <style:text-properties fo:color="#a31515" loext:opacity="100%" style:font-name="Courier New1" fo:font-size="10pt" fo:language="es" fo:country="CO" style:font-name-asian="Times New Roman1" style:font-size-asian="10pt" style:language-asian="es" style:country-asian="CO" style:font-name-complex="Courier New2" style:font-size-complex="10pt"/>
    </style:style>
    <style:style style:name="T23" style:family="text">
      <style:text-properties fo:color="#a31515" loext:opacity="100%" fo:language="en" fo:country="US"/>
    </style:style>
    <style:style style:name="T24" style:family="text">
      <style:text-properties fo:color="#a31515" loext:opacity="100%"/>
    </style:style>
    <style:style style:name="T25" style:family="text">
      <style:text-properties fo:color="#a31515" loext:opacity="100%" fo:language="ru" fo:country="RU"/>
    </style:style>
    <style:style style:name="T26" style:family="text">
      <style:text-properties fo:color="#008000" loext:opacity="100%"/>
    </style:style>
    <style:style style:name="T27" style:family="text">
      <style:text-properties fo:color="#008000" loext:opacity="100%" style:font-name="Courier New1" fo:font-size="10pt" style:font-name-asian="Times New Roman1" style:font-size-asian="10pt" style:language-asian="es" style:country-asian="CO" style:font-name-complex="Courier New2" style:font-size-complex="10pt"/>
    </style:style>
    <style:style style:name="T28" style:family="text">
      <style:text-properties style:font-name="Courier New1" fo:font-size="10pt" style:font-size-asian="10pt" style:font-name-complex="Courier New2" style:font-size-complex="8pt"/>
    </style:style>
    <style:style style:name="T29" style:family="text">
      <style:text-properties style:font-name="Courier New1" fo:font-size="10pt" fo:language="ru" fo:country="RU" style:font-size-asian="10pt" style:font-name-complex="Courier New2" style:font-size-complex="8pt"/>
    </style:style>
    <style:style style:name="T30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2">НАЦИОНАЛЬНЫЙ ИССЛЕДОВАТЕЛЬСКИЙ УНИВЕРСИТЕТ ИТМО</text:span></text:p>
      <text:p text:style-name="P27"><text:span text:style-name="T2">Факультет программной инженерии и компьютерной техники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27"><text:text-input text:description="">Информатика</text:text-input></text:p>
      <text:p text:style-name="P27"><text:span text:style-name="T2">Лабораторная работа № </text:span><text:text-input text:description="">4 “Исследование протоколов, форматов обмена информацией и языков разметки документов”</text:text-input></text:p>
      <text:p text:style-name="P34"/>
      <text:p text:style-name="P34"/>
      <text:p text:style-name="P34"/>
      <text:p text:style-name="P30"><text:span text:style-name="T2">Выполнил студент:</text:span></text:p>
      <text:p text:style-name="P30"><text:text-input text:description="">Маликов Глеб Игоревич</text:text-input></text:p>
      <text:p text:style-name="P31"><text:span text:style-name="T2">Группа № </text:span><text:text-input text:description="">Р3124</text:text-input></text:p>
      <text:p text:style-name="P31"><text:span text:style-name="T2">Преподаватель: </text:span><text:text-input text:description="">Болдырева Елена Александровна</text:text-input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8"><text:span text:style-name="T2">г. Санкт-Петербург</text:span></text:p>
      <text:p text:style-name="P27"><text:span text:style-name="T2">2022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3"><text:span text:style-name="Заголовок_20_1_20_Знак"><text:span text:style-name="T5">Оглавление</text:span></text:span></text:p>
          </text:index-title>
          <text:p text:style-name="P1"><text:a xlink:type="simple" xlink:href="#_Toc119434147" text:style-name="Index_20_Link" text:visited-style-name="Index_20_Link"><text:span text:style-name="T1">Обязательное задание</text:span><text:span text:style-name="T8"><text:tab/>3</text:span></text:a></text:p>
          <text:p text:style-name="P2"><text:a xlink:type="simple" xlink:href="#_Toc119434148" text:style-name="Index_20_Link" text:visited-style-name="Index_20_Link"><text:span text:style-name="T1">Исходный</text:span> <text:span text:style-name="T1">код</text:span><text:span text:style-name="T8"><text:tab/>3</text:span></text:a></text:p>
          <text:p text:style-name="P2"><text:a xlink:type="simple" xlink:href="#_Toc119434149" text:style-name="Index_20_Link" text:visited-style-name="Index_20_Link"><text:span text:style-name="T1">Ввод</text:span><text:span text:style-name="T8"><text:tab/>4</text:span></text:a></text:p>
          <text:p text:style-name="P2"><text:a xlink:type="simple" xlink:href="#_Toc119434150" text:style-name="Index_20_Link" text:visited-style-name="Index_20_Link"><text:span text:style-name="T1">Вывод программы</text:span><text:span text:style-name="T8"><text:tab/>6</text:span></text:a></text:p>
          <text:p text:style-name="P1"><text:a xlink:type="simple" xlink:href="#_Toc119434151" text:style-name="Index_20_Link" text:visited-style-name="Index_20_Link"><text:span text:style-name="T1">Дополнительное задание №1</text:span><text:span text:style-name="T8"><text:tab/>9</text:span></text:a></text:p>
          <text:p text:style-name="P2"><text:a xlink:type="simple" xlink:href="#_Toc119434152" text:style-name="Index_20_Link" text:visited-style-name="Index_20_Link"><text:span text:style-name="T1">Исходный</text:span> <text:span text:style-name="T1">код</text:span><text:span text:style-name="T8"><text:tab/>9</text:span></text:a></text:p>
          <text:p text:style-name="P2"><text:a xlink:type="simple" xlink:href="#_Toc119434153" text:style-name="Index_20_Link" text:visited-style-name="Index_20_Link"><text:span text:style-name="T1">Вывод программы</text:span><text:span text:style-name="T8"><text:tab/>9</text:span></text:a></text:p>
          <text:p text:style-name="P1"><text:a xlink:type="simple" xlink:href="#_Toc119434154" text:style-name="Index_20_Link" text:visited-style-name="Index_20_Link"><text:span text:style-name="T1">Дополнительное задание №2</text:span><text:span text:style-name="T8"><text:tab/>12</text:span></text:a></text:p>
          <text:p text:style-name="P2"><text:a xlink:type="simple" xlink:href="#_Toc119434155" text:style-name="Index_20_Link" text:visited-style-name="Index_20_Link"><text:span text:style-name="T1">Исходный</text:span> <text:span text:style-name="T1">код</text:span><text:span text:style-name="T8"><text:tab/>12</text:span></text:a></text:p>
          <text:p text:style-name="P2"><text:a xlink:type="simple" xlink:href="#_Toc119434156" text:style-name="Index_20_Link" text:visited-style-name="Index_20_Link"><text:span text:style-name="T1">Вывод программы</text:span><text:span text:style-name="T8"><text:tab/>13</text:span></text:a></text:p>
          <text:p text:style-name="P1"><text:a xlink:type="simple" xlink:href="#_Toc119434157" text:style-name="Index_20_Link" text:visited-style-name="Index_20_Link"><text:span text:style-name="T1">Дополнительное задание №3</text:span><text:span text:style-name="T8"><text:tab/>17</text:span></text:a></text:p>
          <text:p text:style-name="P2"><text:a xlink:type="simple" xlink:href="#_Toc119434158" text:style-name="Index_20_Link" text:visited-style-name="Index_20_Link"><text:span text:style-name="T1">Исходный</text:span> <text:span text:style-name="T1">код</text:span><text:span text:style-name="T8"><text:tab/>17</text:span></text:a></text:p>
          <text:p text:style-name="P2"><text:a xlink:type="simple" xlink:href="#_Toc119434159" text:style-name="Index_20_Link" text:visited-style-name="Index_20_Link"><text:span text:style-name="T1">Вывод</text:span> <text:span text:style-name="T1">программы</text:span><text:span text:style-name="T8"><text:tab/>19</text:span></text:a></text:p>
          <text:p text:style-name="P1"><text:a xlink:type="simple" xlink:href="#_Toc119434160" text:style-name="Index_20_Link" text:visited-style-name="Index_20_Link"><text:span text:style-name="T1">Дополнительное задание №4</text:span><text:span text:style-name="T8"><text:tab/>20</text:span></text:a></text:p>
          <text:p text:style-name="P2"><text:a xlink:type="simple" xlink:href="#_Toc119434161" text:style-name="Index_20_Link" text:visited-style-name="Index_20_Link"><text:span text:style-name="T1">Исходный</text:span> <text:span text:style-name="T1">код</text:span><text:span text:style-name="T8"><text:tab/>20</text:span></text:a></text:p>
          <text:p text:style-name="P2"><text:a xlink:type="simple" xlink:href="#_Toc119434162" text:style-name="Index_20_Link" text:visited-style-name="Index_20_Link"><text:span text:style-name="T1">Вывод</text:span> <text:span text:style-name="T1">программы</text:span><text:span text:style-name="T8"><text:tab/>22</text:span></text:a></text:p>
          <text:p text:style-name="P1"><text:a xlink:type="simple" xlink:href="#_Toc119434163" text:style-name="Index_20_Link" text:visited-style-name="Index_20_Link"><text:span text:style-name="T1">Вывод</text:span><text:span text:style-name="T8"><text:tab/>24</text:span></text:a></text:p>
          <text:p text:style-name="P1"><text:a xlink:type="simple" xlink:href="#_Toc119434164" text:style-name="Index_20_Link" text:visited-style-name="Index_20_Link"><text:span text:style-name="T1">Список</text:span> <text:span text:style-name="T1">Литературы</text:span><text:span text:style-name="T8"><text:tab/>25</text:span></text:a></text:p>
          <text:p text:style-name="P35"/>
        </text:index-body>
      </text:table-of-content>
      <text:h text:style-name="P16" text:outline-level="1"><text:bookmark-start text:name="_Toc119434147"/><text:span text:style-name="T3">Обязательное задание</text:span><text:bookmark-end text:name="_Toc119434147"/></text:h>
      <text:p text:style-name="P4"><text:span text:style-name="T6">Написать программу на языке Python 3.x, которая бы осуществляла парсинг и конвертацию исходного файла в новый. <text:s/>Нельзя использовать готовые библиотеки, в том числе регулярные выражения в Python и библиотеки для загрузки XML-файлов.</text:span></text:p>
      <text:h text:style-name="P19" text:outline-level="2"><text:bookmark-start text:name="_Toc119434148"/><text:span text:style-name="T1">Исходный</text:span> <text:span text:style-name="T1">код</text:span><text:bookmark-end text:name="_Toc119434148"/></text:h>
      <text:p text:style-name="P24"><text:span text:style-name="T10">def</text:span> get_tag_text(text):</text:p>
      <text:p text:style-name="P25"><text:s text:c="4"/><text:span text:style-name="T10">for</text:span> i <text:span text:style-name="T10">in</text:span> range(len(text)):</text:p>
      <text:p text:style-name="P25"><text:s text:c="8"/><text:span text:style-name="T10">if</text:span> text[i] == <text:span text:style-name="T19">"&lt;"</text:span>:</text:p>
      <text:p text:style-name="P25"><text:s text:c="12"/>start = i + 1</text:p>
      <text:p text:style-name="P25"><text:s text:c="12"/>end = text.find(<text:span text:style-name="T19">"&gt;"</text:span>, start, )</text:p>
      <text:p text:style-name="P25"><text:s text:c="12"/>tussen = text[i + 1:end]</text:p>
      <text:p text:style-name="P25"><text:s text:c="12"/><text:span text:style-name="T10">return</text:span> tussen</text:p>
      <text:p text:style-name="P25"><text:s text:c="4"/><text:span text:style-name="T10">return</text:span> None</text:p>
      <text:p text:style-name="P25"/>
      <text:p text:style-name="P25"/>
      <text:p text:style-name="P25"><text:span text:style-name="T10">def</text:span> get_between_tags(text):</text:p>
      <text:p text:style-name="P25"><text:s text:c="4"/>end = text.find(<text:span text:style-name="T19">"&lt;"</text:span>,)</text:p>
      <text:p text:style-name="P25"><text:s text:c="4"/>tussen = text[:end]</text:p>
      <text:p text:style-name="P25"><text:s text:c="4"/><text:span text:style-name="T10">return</text:span> tussen</text:p>
      <text:p text:style-name="P25"/>
      <text:p text:style-name="P25"/>
      <text:p text:style-name="P25"><text:span text:style-name="T10">def</text:span> replace_w_spaces(text):</text:p>
      <text:p text:style-name="P25"><text:s text:c="4"/><text:span text:style-name="T10">if</text:span> <text:span text:style-name="T19">' '</text:span> <text:span text:style-name="T10">in</text:span> text:</text:p>
      <text:p text:style-name="P25"><text:s text:c="8"/>x = text.split(<text:span text:style-name="T19">'"'</text:span>)</text:p>
      <text:p text:style-name="P25"><text:s text:c="8"/>x[1] = x[1].replace(<text:span text:style-name="T19">' '</text:span>, <text:span text:style-name="T19">'wEoN'</text:span>)</text:p>
      <text:p text:style-name="P25"><text:s text:c="8"/>united = <text:span text:style-name="T19">''</text:span></text:p>
      <text:p text:style-name="P25"><text:s text:c="8"/><text:span text:style-name="T10">for</text:span> i <text:span text:style-name="T10">in</text:span> x:</text:p>
      <text:p text:style-name="P25"><text:s text:c="12"/><text:span text:style-name="T10">if</text:span> i == x[-1]:</text:p>
      <text:p text:style-name="P25"><text:s text:c="16"/><text:span text:style-name="T10">return</text:span> united</text:p>
      <text:p text:style-name="P25"><text:s text:c="12"/>united += i + <text:span text:style-name="T19">'"'</text:span></text:p>
      <text:p text:style-name="P25"><text:s text:c="8"/><text:span text:style-name="T10">return</text:span> united</text:p>
      <text:p text:style-name="P25"><text:s text:c="4"/><text:span text:style-name="T10">else</text:span>:</text:p>
      <text:p text:style-name="P25"><text:s text:c="8"/><text:span text:style-name="T10">return</text:span> text</text:p>
      <text:p text:style-name="P25"/>
      <text:p text:style-name="P25"/>
      <text:p text:style-name="P25"><text:span text:style-name="T10">def</text:span> replace_weon(text):</text:p>
      <text:p text:style-name="P25"><text:s text:c="4"/>x = text.replace(<text:span text:style-name="T19">'wEoN'</text:span>, <text:span text:style-name="T19">' '</text:span>)</text:p>
      <text:p text:style-name="P25"><text:s text:c="4"/><text:span text:style-name="T10">return</text:span> x</text:p>
      <text:p text:style-name="P25"/>
      <text:p text:style-name="P25"/>
      <text:p text:style-name="P25"><text:span text:style-name="T10">def</text:span> xml_to_yaml(xmlinput: str):</text:p>
      <text:p text:style-name="P25"><text:s text:c="4"/>yamlText = <text:span text:style-name="T19">"---\n"</text:span></text:p>
      <text:p text:style-name="P25"><text:s text:c="4"/>indentations = 0</text:p>
      <text:p text:style-name="P25"><text:s text:c="4"/>temp = xmlinput.removeprefix(<text:span text:style-name="T19">"""&lt;?xml version="1.0" encoding="UTF-8" ?&gt;"""</text:span>)</text:p>
      <text:p text:style-name="P25"><text:soft-page-break/><text:s text:c="4"/><text:span text:style-name="T10">while</text:span> temp <text:span text:style-name="T10">is</text:span> <text:span text:style-name="T10">not</text:span> None:</text:p>
      <text:p text:style-name="P25"><text:s text:c="8"/>between = get_tag_text(temp)</text:p>
      <text:p text:style-name="P25"><text:s text:c="8"/><text:span text:style-name="T10">if</text:span> between <text:span text:style-name="T10">is</text:span> None:</text:p>
      <text:p text:style-name="P25"><text:s text:c="12"/>yamlText += <text:span text:style-name="T19">"\n..."</text:span></text:p>
      <text:p text:style-name="P25"><text:s text:c="12"/>yamlText = replace_weon(yamlText)</text:p>
      <text:p text:style-name="P25"><text:s text:c="12"/><text:span text:style-name="T10">return</text:span> yamlText</text:p>
      <text:p text:style-name="P25"><text:s text:c="8"/>to_remove = <text:span text:style-name="T19">"&lt;"</text:span> + between + <text:span text:style-name="T19">"&gt;"</text:span></text:p>
      <text:p text:style-name="P25"><text:s text:c="8"/>end = temp.find(to_remove) + len(to_remove)</text:p>
      <text:p text:style-name="P25"><text:s text:c="8"/>to_remove = temp[0:end]</text:p>
      <text:p text:style-name="P25"><text:s text:c="8"/>temp = temp.removeprefix(to_remove)</text:p>
      <text:p text:style-name="P25"><text:s text:c="8"/><text:span text:style-name="T10">if</text:span> <text:span text:style-name="T19">'"'</text:span> <text:span text:style-name="T10">in</text:span> between:</text:p>
      <text:p text:style-name="P25"><text:s text:c="12"/>between = replace_w_spaces(between)</text:p>
      <text:p text:style-name="P25"><text:s text:c="8"/>between = between.split(<text:span text:style-name="T19">" "</text:span>)</text:p>
      <text:p text:style-name="P25"><text:s text:c="8"/>comparador = []</text:p>
      <text:p text:style-name="P25"><text:s text:c="8"/><text:span text:style-name="T10">for</text:span> i <text:span text:style-name="T10">in</text:span> between:</text:p>
      <text:p text:style-name="P25"><text:s text:c="12"/><text:span text:style-name="T10">if</text:span> <text:span text:style-name="T19">"/"</text:span> <text:span text:style-name="T10">in</text:span> between[0]:</text:p>
      <text:p text:style-name="P25"><text:s text:c="16"/>indentations -= 1</text:p>
      <text:p text:style-name="P25"><text:s text:c="12"/><text:span text:style-name="T10">elif</text:span> i == between[0]:</text:p>
      <text:p text:style-name="P25"><text:s text:c="16"/>yamlText += (indentations * <text:span text:style-name="T19">" "</text:span>) + <text:span text:style-name="T19">'- '</text:span> + i + <text:span text:style-name="T19">":\n"</text:span></text:p>
      <text:p text:style-name="P25"><text:s text:c="12"/><text:span text:style-name="T10">elif</text:span> len(between) &gt; 1:</text:p>
      <text:p text:style-name="P25"><text:s text:c="16"/><text:span text:style-name="T10">if</text:span> comparador != between:</text:p>
      <text:p text:style-name="P25"><text:s text:c="20"/>indentations += 1</text:p>
      <text:p text:style-name="P25"><text:s text:c="16"/>i = i.split(<text:span text:style-name="T19">"="</text:span>)</text:p>
      <text:p text:style-name="P25"><text:s text:c="16"/>yamlText += (indentations * <text:span text:style-name="T19">" "</text:span>) + i[0] + <text:span text:style-name="T19">": "</text:span> + i[1] + <text:span text:style-name="T19">"\n"</text:span></text:p>
      <text:p text:style-name="P25"><text:s text:c="16"/>comparador = between</text:p>
      <text:p text:style-name="P25"><text:s text:c="12"/><text:span text:style-name="T10">if</text:span> (i == between[-1] <text:span text:style-name="T10">or</text:span> len(between) == 1) <text:span text:style-name="T10">and</text:span> <text:span text:style-name="T10">not</text:span> <text:span text:style-name="T19">"/"</text:span> <text:span text:style-name="T10">in</text:span> between[0]:</text:p>
      <text:p text:style-name="P25"><text:s text:c="16"/>indentations += 1</text:p>
      <text:p text:style-name="P25"><text:s text:c="8"/>temp = temp.lstrip()</text:p>
      <text:p text:style-name="P25"><text:s text:c="8"/><text:span text:style-name="T10">if</text:span> temp <text:span text:style-name="T10">is</text:span> <text:span text:style-name="T10">not</text:span> None <text:span text:style-name="T10">and</text:span> temp != <text:span text:style-name="T19">''</text:span>:</text:p>
      <text:p text:style-name="P25"><text:s text:c="12"/><text:span text:style-name="T10">if</text:span> temp[0] != <text:span text:style-name="T19">'&lt;'</text:span>:</text:p>
      <text:p text:style-name="P25"><text:s text:c="16"/>data = get_between_tags(temp)</text:p>
      <text:p text:style-name="P25"><text:s text:c="16"/>to_remove = data</text:p>
      <text:p text:style-name="P25"><text:s text:c="16"/>temp = temp.removeprefix(to_remove)</text:p>
      <text:p text:style-name="P25"><text:s text:c="16"/>data = data.lstrip()</text:p>
      <text:p text:style-name="P25"><text:s text:c="16"/><text:span text:style-name="T10">if</text:span> data != <text:span text:style-name="T19">''</text:span>:</text:p>
      <text:p text:style-name="P25"><text:s text:c="20"/>yamlText += (indentations * <text:span text:style-name="T19">" "</text:span>) + <text:span text:style-name="T19">'"'</text:span> + data + <text:span text:style-name="T19">'"'</text:span> + <text:span text:style-name="T19">"\n"</text:span></text:p>
      <text:p text:style-name="P25"/>
      <text:p text:style-name="P25"><text:s text:c="4"/>yamlText += <text:span text:style-name="T19">"\n..."</text:span></text:p>
      <text:p text:style-name="P25"><text:s text:c="4"/>yamlText = replace_weon(yamlText)</text:p>
      <text:p text:style-name="P25"><text:s text:c="4"/><text:span text:style-name="T10">return</text:span> yamlText</text:p>
      <text:p text:style-name="P25"/>
      <text:p text:style-name="P25"/>
      <text:p text:style-name="P25"><text:span text:style-name="T10">def</text:span> add_header_xml(html):</text:p>
      <text:p text:style-name="P25"><text:s text:c="4"/>xmlText = <text:span text:style-name="T19">"""&lt;?xml version="1.0" encoding="UTF-8" ?&gt;\n"""</text:span> + html</text:p>
      <text:p text:style-name="P25"><text:s text:c="4"/><text:span text:style-name="T10">return</text:span> xmlText</text:p>
      <text:p text:style-name="P25"/>
      <text:p text:style-name="P25"/>
      <text:p text:style-name="P25"><text:span text:style-name="T10">def</text:span> oblig(text):</text:p>
      <text:p text:style-name="P25"><text:soft-page-break/><text:s text:c="4"/>x = add_header_xml(text)</text:p>
      <text:p text:style-name="P25"><text:s text:c="4"/>y = xml_to_yaml(x)</text:p>
      <text:p text:style-name="P25"><text:s text:c="4"/>outputFile = open(<text:span text:style-name="T19">"oblig.yml"</text:span>, <text:span text:style-name="T19">"w"</text:span>)</text:p>
      <text:p text:style-name="P26"><text:s text:c="4"/>outputFile.write(y)</text:p>
      <text:h text:style-name="P19" text:outline-level="2"><text:bookmark-start text:name="_Toc119434149"/><text:span text:style-name="T1">Ввод</text:span><text:bookmark-end text:name="_Toc119434149"/></text:h>
      <text:p text:style-name="P37"><text:span text:style-name="T14">&lt;table id=</text:span><text:span text:style-name="T20">"2day"</text:span><text:span text:style-name="T14"> class=</text:span><text:span text:style-name="T20">"rasp_tabl"</text:span><text:span text:style-name="T14"> cellspacing=</text:span><text:span text:style-name="T20">"0"</text:span><text:span text:style-name="T14"> cellpadding=</text:span><text:span text:style-name="T20">"0"</text:span><text:span text:style-name="T14"> border=</text:span><text:span text:style-name="T20">"0"</text:span><text:span text:style-name="T14">&gt;</text:span></text:p>
      <text:p text:style-name="P37"><text:span text:style-name="T14"><text:s text:c="2"/><text:tab/><text:tab/><text:tab/><text:tab/><text:tab/><text:tab/><text:tab/><text:tab/><text:tab/><text:tab/><text:tab/>&lt;tbody&gt;&lt;tr&gt;&lt;th class=</text:span><text:span text:style-name="T20">"day"</text:span><text:span text:style-name="T14">&gt;</text:span></text:p>
      <text:p text:style-name="P37"><text:span text:style-name="T14"><text:s text:c="2"/><text:tab/><text:tab/><text:tab/><text:tab/><text:tab/><text:tab/><text:tab/><text:tab/><text:tab/><text:tab/><text:tab/><text:tab/>&lt;script&gt;$("#2day_btn").show();&lt;/script&gt;</text:span></text:p>
      <text:p text:style-name="P37"><text:span text:style-name="T14"><text:s text:c="2"/><text:tab/><text:tab/><text:tab/><text:tab/><text:tab/><text:tab/><text:tab/><text:tab/><text:tab/><text:tab/><text:tab/><text:tab/>&lt;span&gt;</text:span><text:span text:style-name="T15">Вт</text:span><text:span text:style-name="T14">&lt;/span&gt;&lt;/th&gt; <text:s text:c="15"/>&lt;td class=</text:span><text:span text:style-name="T20">"time"</text:span><text:span text:style-name="T14">&gt;</text:span></text:p>
      <text:p text:style-name="P37"><text:span text:style-name="T14"><text:s text:c="22"/>&lt;span&gt;10:00-11:30&lt;/span&gt;</text:span></text:p>
      <text:p text:style-name="P37"><text:span text:style-name="T14"><text:s text:c="46"/>&lt;div&gt;3, 7, 9, 11, 13, 15, 17&lt;/div&gt;</text:span></text:p>
      <text:p text:style-name="P37"><text:span text:style-name="T14"><text:s text:c="42"/>&lt;dd class=</text:span><text:span text:style-name="T20">"rasp_aud_mobile"</text:span><text:span text:style-name="T14">&gt;&lt;/dd&gt;</text:span></text:p>
      <text:p text:style-name="P37"><text:span text:style-name="T14"><text:s text:c="22"/>&lt;dt class=</text:span><text:span text:style-name="T20">"rasp_corp_mobile"</text:span><text:span text:style-name="T14">&gt;&lt;i class=</text:span><text:span text:style-name="T20">"fa fa-map-marker"</text:span><text:span text:style-name="T14">&gt;&lt;/i&gt;&lt;span&gt;</text:span><text:span text:style-name="T15">ул</text:span><text:span text:style-name="T14">.</text:span><text:span text:style-name="T15">Ломоносова</text:span><text:span text:style-name="T14">, </text:span><text:span text:style-name="T15">д</text:span><text:span text:style-name="T14">.9, </text:span><text:span text:style-name="T15">лит</text:span><text:span text:style-name="T14">. </text:span><text:span text:style-name="T15">М</text:span><text:span text:style-name="T14">&lt;/span&gt;&lt;/dt&gt;</text:span></text:p>
      <text:p text:style-name="P37"><text:span text:style-name="T14"><text:s text:c="18"/>&lt;/td&gt;</text:span></text:p>
      <text:p text:style-name="P37"><text:span text:style-name="T14"><text:s text:c="18"/>&lt;td class=</text:span><text:span text:style-name="T20">"room"</text:span><text:span text:style-name="T14">&gt;</text:span></text:p>
      <text:p text:style-name="P37"><text:span text:style-name="T14"><text:s text:c="22"/>&lt;dl&gt;</text:span></text:p>
      <text:p text:style-name="P37"><text:span text:style-name="T14"><text:s text:c="26"/>&lt;dd&gt;&lt;/dd&gt;</text:span></text:p>
      <text:p text:style-name="P37"><text:span text:style-name="T14"><text:s text:c="26"/>&lt;dt&gt;&lt;i class=</text:span><text:span text:style-name="T20">"fa fa-map-marker"</text:span><text:span text:style-name="T14">&gt;&lt;/i&gt;&lt;span&gt;</text:span><text:span text:style-name="T15">ул</text:span><text:span text:style-name="T14">.</text:span><text:span text:style-name="T15">Ломоносова</text:span><text:span text:style-name="T14">, </text:span><text:span text:style-name="T15">д</text:span><text:span text:style-name="T14">.9, </text:span><text:span text:style-name="T15">лит</text:span><text:span text:style-name="T14">. </text:span><text:span text:style-name="T16">М&lt;/</text:span><text:span text:style-name="T15">span</text:span><text:span text:style-name="T16">&gt;&lt;/</text:span><text:span text:style-name="T15">dt</text:span><text:span text:style-name="T16">&gt;</text:span></text:p>
      <text:p text:style-name="P37"><text:span text:style-name="T16"><text:s text:c="22"/>&lt;/</text:span><text:span text:style-name="T14">dl</text:span><text:span text:style-name="T16">&gt;</text:span></text:p>
      <text:p text:style-name="P37"><text:span text:style-name="T16"><text:s text:c="18"/></text:span><text:span text:style-name="T14">&lt;/td&gt;</text:span></text:p>
      <text:p text:style-name="P37"><text:span text:style-name="T14"><text:s text:c="18"/>&lt;td class=</text:span><text:span text:style-name="T20">"lesson"</text:span><text:span text:style-name="T14">&gt;</text:span></text:p>
      <text:p text:style-name="P37"><text:span text:style-name="T14"><text:s text:c="22"/>&lt;dl&gt;</text:span></text:p>
      <text:p text:style-name="P37"><text:span text:style-name="T14"><text:s text:c="26"/></text:span><text:span text:style-name="T16">&lt;</text:span><text:span text:style-name="T15">dd</text:span><text:span text:style-name="T16">&gt;Основы профессиональной деятельности(Лек): актовый зал&lt;/</text:span><text:span text:style-name="T15">dd</text:span><text:span text:style-name="T16">&gt;&lt;</text:span><text:span text:style-name="T15">dt</text:span><text:span text:style-name="T16">&gt;&lt;</text:span><text:span text:style-name="T15">b</text:span><text:span text:style-name="T16">&gt;</text:span></text:p>
      <text:p text:style-name="P37"><text:span text:style-name="T16"><text:s text:c="70"/>Клименков Сергей Викторович <text:s text:c="63"/>&lt;/</text:span><text:span text:style-name="T15">b</text:span><text:span text:style-name="T16">&gt;&lt;/</text:span><text:span text:style-name="T15">dt</text:span><text:span text:style-name="T16">&gt;</text:span></text:p>
      <text:p text:style-name="P37"><text:span text:style-name="T16"><text:s text:c="22"/>&lt;/</text:span><text:span text:style-name="T15">dl</text:span><text:span text:style-name="T16">&gt;</text:span></text:p>
      <text:p text:style-name="P37"><text:span text:style-name="T16"><text:s text:c="18"/></text:span><text:span text:style-name="T14">&lt;/td&gt;&lt;td class=</text:span><text:span text:style-name="T20">"lesson-format"</text:span><text:span text:style-name="T14">&gt;</text:span><text:span text:style-name="T16">Очно</text:span><text:span text:style-name="T14"> - </text:span><text:span text:style-name="T16">дистанционный</text:span><text:span text:style-name="T14"> &lt;/td&gt;</text:span></text:p>
      <text:p text:style-name="P38"/>
      <text:p text:style-name="P37"><text:span text:style-name="T14"><text:s text:c="18"/>&lt;/tr&gt;</text:span></text:p>
      <text:p text:style-name="P37"><text:span text:style-name="T14"><text:s text:c="18"/>&lt;tr&gt;&lt;th class=</text:span><text:span text:style-name="T20">"day"</text:span><text:span text:style-name="T14">&gt;&lt;/th&gt; <text:s text:c="15"/>&lt;td class=</text:span><text:span text:style-name="T20">"time"</text:span><text:span text:style-name="T14">&gt;</text:span></text:p>
      <text:p text:style-name="P37"><text:span text:style-name="T14"><text:s text:c="22"/>&lt;span&gt;10:00-11:30&lt;/span&gt;</text:span></text:p>
      <text:p text:style-name="P37"><text:span text:style-name="T14"><text:s text:c="46"/>&lt;div&gt;5&lt;/div&gt;</text:span></text:p>
      <text:p text:style-name="P37"><text:span text:style-name="T14"><text:s text:c="42"/>&lt;dd class=</text:span><text:span text:style-name="T20">"rasp_aud_mobile"</text:span><text:span text:style-name="T14">&gt;&lt;/dd&gt;</text:span></text:p>
      <text:p text:style-name="P37"><text:span text:style-name="T14"><text:s text:c="22"/>&lt;dt class=</text:span><text:span text:style-name="T20">"rasp_corp_mobile"</text:span><text:span text:style-name="T14">&gt;&lt;i class=</text:span><text:span text:style-name="T20">"fa fa-map-marker"</text:span><text:span text:style-name="T14">&gt;&lt;/i&gt;&lt;span&gt;&lt;/span&gt;&lt;/dt&gt;</text:span></text:p>
      <text:p text:style-name="P37"><text:span text:style-name="T14"><text:s text:c="18"/>&lt;/td&gt;</text:span></text:p>
      <text:p text:style-name="P37"><text:span text:style-name="T14"><text:s text:c="18"/>&lt;td class=</text:span><text:span text:style-name="T20">"room"</text:span><text:span text:style-name="T14">&gt;</text:span></text:p>
      <text:p text:style-name="P37"><text:span text:style-name="T14"><text:s text:c="22"/>&lt;dl&gt;</text:span></text:p>
      <text:p text:style-name="P37"><text:span text:style-name="T14"><text:s text:c="26"/>&lt;dd&gt;&lt;/dd&gt;</text:span></text:p>
      <text:p text:style-name="P37"><text:span text:style-name="T14"><text:s text:c="26"/>&lt;dt&gt;&lt;i class=</text:span><text:span text:style-name="T20">"fa fa-map-marker"</text:span><text:span text:style-name="T14">&gt;&lt;/i&gt;&lt;span&gt;&lt;/span&gt;&lt;/dt&gt;</text:span></text:p>
      <text:p text:style-name="P37"><text:span text:style-name="T14"><text:s text:c="22"/>&lt;/dl&gt;</text:span></text:p>
      <text:p text:style-name="P37"><text:span text:style-name="T14"><text:s text:c="18"/>&lt;/td&gt;</text:span></text:p>
      <text:p text:style-name="P37"><text:span text:style-name="T14"><text:s text:c="18"/>&lt;td class=</text:span><text:span text:style-name="T20">"lesson"</text:span><text:span text:style-name="T14">&gt;</text:span></text:p>
      <text:p text:style-name="P37"><text:span text:style-name="T14"><text:s text:c="22"/></text:span><text:span text:style-name="T16">&lt;</text:span><text:span text:style-name="T15">dl</text:span><text:span text:style-name="T16">&gt;</text:span></text:p>
      <text:p text:style-name="P37"><text:soft-page-break/><text:span text:style-name="T16"><text:s text:c="26"/>&lt;</text:span><text:span text:style-name="T15">dd</text:span><text:span text:style-name="T16">&gt;Основы профессиональной деятельности(Лек): </text:span><text:span text:style-name="T15">ZOOM</text:span><text:span text:style-name="T16">&lt;/</text:span><text:span text:style-name="T15">dd</text:span><text:span text:style-name="T16">&gt;&lt;</text:span><text:span text:style-name="T15">dt</text:span><text:span text:style-name="T16">&gt;&lt;</text:span><text:span text:style-name="T15">b</text:span><text:span text:style-name="T16">&gt;</text:span></text:p>
      <text:p text:style-name="P37"><text:span text:style-name="T16"><text:s text:c="70"/>Клименков Сергей Викторович <text:s text:c="63"/>&lt;/</text:span><text:span text:style-name="T15">b</text:span><text:span text:style-name="T16">&gt;&lt;/</text:span><text:span text:style-name="T15">dt</text:span><text:span text:style-name="T16">&gt;</text:span></text:p>
      <text:p text:style-name="P37"><text:span text:style-name="T16"><text:s text:c="22"/>&lt;/</text:span><text:span text:style-name="T15">dl</text:span><text:span text:style-name="T16">&gt;</text:span></text:p>
      <text:p text:style-name="P37"><text:span text:style-name="T16"><text:s text:c="18"/>&lt;/</text:span><text:span text:style-name="T15">td</text:span><text:span text:style-name="T16">&gt;&lt;</text:span><text:span text:style-name="T15">td</text:span><text:span text:style-name="T16"> </text:span><text:span text:style-name="T15">class</text:span><text:span text:style-name="T16">=</text:span><text:span text:style-name="T21">"</text:span><text:span text:style-name="T22">lesson</text:span><text:span text:style-name="T21">-</text:span><text:span text:style-name="T22">format</text:span><text:span text:style-name="T21">"</text:span><text:span text:style-name="T16">&gt;Дистанционный &lt;/</text:span><text:span text:style-name="T15">td</text:span><text:span text:style-name="T16">&gt;</text:span></text:p>
      <text:p text:style-name="P39"/>
      <text:p text:style-name="P37"><text:span text:style-name="T16"><text:s text:c="18"/></text:span><text:span text:style-name="T14">&lt;/tr&gt;</text:span></text:p>
      <text:p text:style-name="P37"><text:span text:style-name="T14"><text:s text:c="18"/>&lt;tr&gt;&lt;th class=</text:span><text:span text:style-name="T20">"day"</text:span><text:span text:style-name="T14">&gt;&lt;/th&gt; <text:s text:c="15"/>&lt;td class=</text:span><text:span text:style-name="T20">"time"</text:span><text:span text:style-name="T14">&gt;</text:span></text:p>
      <text:p text:style-name="P37"><text:span text:style-name="T14"><text:s text:c="22"/>&lt;span&gt;10:00-11:30&lt;/span&gt;</text:span></text:p>
      <text:p text:style-name="P37"><text:span text:style-name="T14"><text:s text:c="46"/>&lt;div&gt;2, 4, 6, 8, 10, 12, 14, 16&lt;/div&gt;</text:span></text:p>
      <text:p text:style-name="P37"><text:span text:style-name="T14"><text:s text:c="42"/>&lt;dd class=</text:span><text:span text:style-name="T20">"rasp_aud_mobile"</text:span><text:span text:style-name="T14">&gt;1124 </text:span><text:span text:style-name="T15">ауд</text:span><text:span text:style-name="T14">.&lt;/dd&gt;</text:span></text:p>
      <text:p text:style-name="P37"><text:span text:style-name="T14"><text:s text:c="22"/>&lt;dt class=</text:span><text:span text:style-name="T20">"rasp_corp_mobile"</text:span><text:span text:style-name="T14">&gt;&lt;i class=</text:span><text:span text:style-name="T20">"fa fa-map-marker"</text:span><text:span text:style-name="T14">&gt;&lt;/i&gt;&lt;span&gt;</text:span><text:span text:style-name="T15">ул</text:span><text:span text:style-name="T14">.</text:span><text:span text:style-name="T15">Ломоносова</text:span><text:span text:style-name="T14">, </text:span><text:span text:style-name="T15">д</text:span><text:span text:style-name="T14">.9, </text:span><text:span text:style-name="T15">лит</text:span><text:span text:style-name="T14">. </text:span><text:span text:style-name="T15">М</text:span><text:span text:style-name="T14">&lt;/span&gt;&lt;/dt&gt;</text:span></text:p>
      <text:p text:style-name="P37"><text:span text:style-name="T14"><text:s text:c="18"/>&lt;/td&gt;</text:span></text:p>
      <text:p text:style-name="P37"><text:span text:style-name="T14"><text:s text:c="18"/>&lt;td class=</text:span><text:span text:style-name="T20">"room"</text:span><text:span text:style-name="T14">&gt;</text:span></text:p>
      <text:p text:style-name="P37"><text:span text:style-name="T14"><text:s text:c="22"/>&lt;dl&gt;</text:span></text:p>
      <text:p text:style-name="P37"><text:span text:style-name="T14"><text:s text:c="26"/>&lt;dd&gt;1124 </text:span><text:span text:style-name="T15">ауд</text:span><text:span text:style-name="T14">.&lt;/dd&gt;</text:span></text:p>
      <text:p text:style-name="P37"><text:span text:style-name="T14"><text:s text:c="26"/>&lt;dt&gt;&lt;i class=</text:span><text:span text:style-name="T20">"fa fa-map-marker"</text:span><text:span text:style-name="T14">&gt;&lt;/i&gt;&lt;span&gt;</text:span><text:span text:style-name="T15">ул</text:span><text:span text:style-name="T14">.</text:span><text:span text:style-name="T15">Ломоносова</text:span><text:span text:style-name="T14">, </text:span><text:span text:style-name="T15">д</text:span><text:span text:style-name="T14">.9, </text:span><text:span text:style-name="T15">лит</text:span><text:span text:style-name="T14">. </text:span><text:span text:style-name="T15">М</text:span><text:span text:style-name="T14">&lt;/span&gt;&lt;/dt&gt;</text:span></text:p>
      <text:p text:style-name="P37"><text:span text:style-name="T14"><text:s text:c="22"/>&lt;/dl&gt;</text:span></text:p>
      <text:p text:style-name="P37"><text:span text:style-name="T14"><text:s text:c="18"/>&lt;/td&gt;</text:span></text:p>
      <text:p text:style-name="P37"><text:span text:style-name="T14"><text:s text:c="18"/>&lt;td class=</text:span><text:span text:style-name="T20">"lesson"</text:span><text:span text:style-name="T14">&gt;</text:span></text:p>
      <text:p text:style-name="P37"><text:span text:style-name="T14"><text:s text:c="22"/>&lt;dl&gt;</text:span></text:p>
      <text:p text:style-name="P37"><text:span text:style-name="T14"><text:s text:c="26"/>&lt;dd&gt;</text:span><text:span text:style-name="T15">Программирование</text:span><text:span text:style-name="T14">(</text:span><text:span text:style-name="T15">Лек</text:span><text:span text:style-name="T14">)&lt;/dd&gt;</text:span><text:span text:style-name="T15">четная</text:span><text:span text:style-name="T14"> </text:span><text:span text:style-name="T15">неделя</text:span><text:span text:style-name="T14">&lt;dt&gt;&lt;b&gt;</text:span></text:p>
      <text:p text:style-name="P37"><text:span text:style-name="T14"><text:s text:c="70"/></text:span><text:span text:style-name="T15">Письмак</text:span><text:span text:style-name="T14"> </text:span><text:span text:style-name="T15">Алексей</text:span><text:span text:style-name="T14"> </text:span><text:span text:style-name="T15">Евгеньевич</text:span><text:span text:style-name="T14"> <text:s text:c="63"/>&lt;/b&gt;&lt;/dt&gt;</text:span></text:p>
      <text:p text:style-name="P37"><text:span text:style-name="T14"><text:s text:c="22"/>&lt;/dl&gt;</text:span></text:p>
      <text:p text:style-name="P37"><text:span text:style-name="T14"><text:s text:c="18"/>&lt;/td&gt;&lt;td class=</text:span><text:span text:style-name="T20">"lesson-format"</text:span><text:span text:style-name="T14">&gt;</text:span><text:span text:style-name="T15">Очно</text:span><text:span text:style-name="T14"> - </text:span><text:span text:style-name="T15">дистанционный</text:span><text:span text:style-name="T14"> &lt;/td&gt;</text:span></text:p>
      <text:p text:style-name="P38"/>
      <text:p text:style-name="P37"><text:span text:style-name="T14"><text:s text:c="18"/></text:span><text:span text:style-name="T16">&lt;/</text:span><text:span text:style-name="T15">tr</text:span><text:span text:style-name="T16">&gt;</text:span></text:p>
      <text:p text:style-name="P37"><text:span text:style-name="T16"><text:s text:c="18"/>&lt;</text:span><text:span text:style-name="T15">tr</text:span><text:span text:style-name="T16">&gt;</text:span></text:p>
      <text:p text:style-name="P36"/>
      <text:h text:style-name="P19" text:outline-level="2"><text:bookmark-start text:name="_Toc119434150"/><text:span text:style-name="T1">Вывод программы</text:span><text:bookmark-end text:name="_Toc119434150"/></text:h>
      <text:p text:style-name="P22"><text:span text:style-name="T20">---</text:span></text:p>
      <text:p text:style-name="P20">- table:</text:p>
      <text:p text:style-name="P20"><text:s/>id: <text:span text:style-name="T19">"2day"</text:span></text:p>
      <text:p text:style-name="P20"><text:s/>class: <text:span text:style-name="T19">"rasp_tabl"</text:span></text:p>
      <text:p text:style-name="P20"><text:s/>cellspacing: <text:span text:style-name="T19">"0"</text:span></text:p>
      <text:p text:style-name="P20"><text:s/>cellpadding: <text:span text:style-name="T19">"0"</text:span></text:p>
      <text:p text:style-name="P20"><text:s/>border: <text:span text:style-name="T19">"0"</text:span></text:p>
      <text:p text:style-name="P20"><text:s/>- tbody:</text:p>
      <text:p text:style-name="P20"><text:s text:c="2"/>- tr:</text:p>
      <text:p text:style-name="P20"><text:s text:c="3"/>- th:</text:p>
      <text:p text:style-name="P20"><text:s text:c="4"/>class: <text:span text:style-name="T19">"day"</text:span></text:p>
      <text:p text:style-name="P20"><text:s text:c="4"/>- script:</text:p>
      <text:p text:style-name="P20"><text:s text:c="5"/><text:span text:style-name="T19">"$("</text:span><text:span text:style-name="T26">#2day_btn").show();"</text:span></text:p>
      <text:p text:style-name="P20"><text:s text:c="4"/>- span:</text:p>
      <text:p text:style-name="P20"><text:s text:c="5"/><text:span text:style-name="T19">"Вт"</text:span></text:p>
      <text:p text:style-name="P20"><text:s text:c="3"/>- td:</text:p>
      <text:p text:style-name="P20"><text:soft-page-break/><text:s text:c="4"/>class: <text:span text:style-name="T19">"time"</text:span></text:p>
      <text:p text:style-name="P20"><text:s text:c="4"/>- span:</text:p>
      <text:p text:style-name="P20"><text:s text:c="5"/><text:span text:style-name="T19">"10:00-11:30"</text:span></text:p>
      <text:p text:style-name="P20"><text:s text:c="4"/>- div:</text:p>
      <text:p text:style-name="P20"><text:s text:c="5"/><text:span text:style-name="T19">"3,</text:span> <text:span text:style-name="T19">7,</text:span> <text:span text:style-name="T19">9,</text:span> <text:span text:style-name="T19">11,</text:span> <text:span text:style-name="T19">13,</text:span> <text:span text:style-name="T19">15,</text:span> <text:span text:style-name="T19">17"</text:span></text:p>
      <text:p text:style-name="P20"><text:s text:c="4"/>- dd:</text:p>
      <text:p text:style-name="P20"><text:s text:c="5"/>class: <text:span text:style-name="T19">"rasp_aud_mobile"</text:span></text:p>
      <text:p text:style-name="P20"><text:s text:c="4"/>- dt:</text:p>
      <text:p text:style-name="P20"><text:s text:c="5"/>class: <text:span text:style-name="T19">"rasp_corp_mobile"</text:span></text:p>
      <text:p text:style-name="P20"><text:s text:c="5"/>- i:</text:p>
      <text:p text:style-name="P20"><text:s text:c="6"/>class: <text:span text:style-name="T19">"fa</text:span> <text:span text:style-name="T19">fa-map-marker"</text:span></text:p>
      <text:p text:style-name="P20"><text:s text:c="5"/>- span:</text:p>
      <text:p text:style-name="P20"><text:s text:c="6"/><text:span text:style-name="T19">"ул.Ломоносова,</text:span> <text:span text:style-name="T19">д.9,</text:span> <text:span text:style-name="T19">лит.</text:span> <text:span text:style-name="T19">М"</text:span></text:p>
      <text:p text:style-name="P20"><text:s text:c="3"/>- td:</text:p>
      <text:p text:style-name="P20"><text:s text:c="4"/>class: <text:span text:style-name="T19">"room"</text:span></text:p>
      <text:p text:style-name="P20"><text:s text:c="4"/>- dl:</text:p>
      <text:p text:style-name="P20"><text:s text:c="5"/>- dd:</text:p>
      <text:p text:style-name="P20"><text:s text:c="5"/>- dt:</text:p>
      <text:p text:style-name="P20"><text:s text:c="6"/>- i:</text:p>
      <text:p text:style-name="P20"><text:s text:c="7"/>class: <text:span text:style-name="T19">"fa</text:span> <text:span text:style-name="T19">fa-map-marker"</text:span></text:p>
      <text:p text:style-name="P20"><text:s text:c="6"/>- span:</text:p>
      <text:p text:style-name="P20"><text:s text:c="7"/><text:span text:style-name="T19">"ул.Ломоносова,</text:span> <text:span text:style-name="T19">д.9,</text:span> <text:span text:style-name="T19">лит.</text:span> <text:span text:style-name="T19">М"</text:span></text:p>
      <text:p text:style-name="P20"><text:s text:c="3"/>- td:</text:p>
      <text:p text:style-name="P20"><text:s text:c="4"/>class: <text:span text:style-name="T19">"lesson"</text:span></text:p>
      <text:p text:style-name="P20"><text:s text:c="4"/>- dl:</text:p>
      <text:p text:style-name="P20"><text:s text:c="5"/>- dd:</text:p>
      <text:p text:style-name="P20"><text:s text:c="6"/><text:span text:style-name="T19">"Основы</text:span> <text:span text:style-name="T19">профессиональной</text:span> <text:span text:style-name="T19">деятельности(Лек):</text:span> <text:span text:style-name="T19">актовый</text:span> <text:span text:style-name="T19">зал"</text:span></text:p>
      <text:p text:style-name="P20"><text:s text:c="5"/>- dt:</text:p>
      <text:p text:style-name="P20"><text:s text:c="6"/>- b:</text:p>
      <text:p text:style-name="P20"><text:s text:c="7"/><text:span text:style-name="T19">"Клименков</text:span> <text:span text:style-name="T19">Сергей</text:span> <text:span text:style-name="T19">Викторович</text:span> <text:s text:c="63"/><text:span text:style-name="T19">"</text:span></text:p>
      <text:p text:style-name="P20"><text:s text:c="3"/>- td:</text:p>
      <text:p text:style-name="P20"><text:s text:c="4"/>class: <text:span text:style-name="T19">"lesson-format"</text:span></text:p>
      <text:p text:style-name="P20"><text:s text:c="4"/><text:span text:style-name="T19">"Очно</text:span> <text:span text:style-name="T19">-</text:span> <text:span text:style-name="T19">дистанционный</text:span> <text:span text:style-name="T19">"</text:span></text:p>
      <text:p text:style-name="P20"><text:s text:c="2"/>- tr:</text:p>
      <text:p text:style-name="P20"><text:s text:c="3"/>- th:</text:p>
      <text:p text:style-name="P20"><text:s text:c="4"/>class: <text:span text:style-name="T19">"day"</text:span></text:p>
      <text:p text:style-name="P20"><text:s text:c="3"/>- td:</text:p>
      <text:p text:style-name="P20"><text:s text:c="4"/>class: <text:span text:style-name="T19">"time"</text:span></text:p>
      <text:p text:style-name="P20"><text:s text:c="4"/>- span:</text:p>
      <text:p text:style-name="P20"><text:s text:c="5"/><text:span text:style-name="T19">"10:00-11:30"</text:span></text:p>
      <text:p text:style-name="P20"><text:s text:c="4"/>- div:</text:p>
      <text:p text:style-name="P20"><text:s text:c="5"/><text:span text:style-name="T19">"5"</text:span></text:p>
      <text:p text:style-name="P20"><text:s text:c="4"/>- dd:</text:p>
      <text:p text:style-name="P20"><text:s text:c="5"/>class: <text:span text:style-name="T19">"rasp_aud_mobile"</text:span></text:p>
      <text:p text:style-name="P20"><text:s text:c="4"/>- dt:</text:p>
      <text:p text:style-name="P20"><text:s text:c="5"/>class: <text:span text:style-name="T19">"rasp_corp_mobile"</text:span></text:p>
      <text:p text:style-name="P20"><text:s text:c="5"/>- i:</text:p>
      <text:p text:style-name="P20"><text:s text:c="6"/>class: <text:span text:style-name="T19">"fa</text:span> <text:span text:style-name="T19">fa-map-marker"</text:span></text:p>
      <text:p text:style-name="P20"><text:s text:c="5"/>- span:</text:p>
      <text:p text:style-name="P20"><text:soft-page-break/><text:s text:c="3"/>- td:</text:p>
      <text:p text:style-name="P20"><text:s text:c="4"/>class: <text:span text:style-name="T19">"room"</text:span></text:p>
      <text:p text:style-name="P20"><text:s text:c="4"/>- dl:</text:p>
      <text:p text:style-name="P20"><text:s text:c="5"/>- dd:</text:p>
      <text:p text:style-name="P20"><text:s text:c="5"/>- dt:</text:p>
      <text:p text:style-name="P20"><text:s text:c="6"/>- i:</text:p>
      <text:p text:style-name="P20"><text:s text:c="7"/>class: <text:span text:style-name="T19">"fa</text:span> <text:span text:style-name="T19">fa-map-marker"</text:span></text:p>
      <text:p text:style-name="P20"><text:s text:c="6"/>- span:</text:p>
      <text:p text:style-name="P20"><text:s text:c="3"/>- td:</text:p>
      <text:p text:style-name="P20"><text:s text:c="4"/>class: <text:span text:style-name="T19">"lesson"</text:span></text:p>
      <text:p text:style-name="P20"><text:s text:c="4"/>- dl:</text:p>
      <text:p text:style-name="P20"><text:s text:c="5"/>- dd:</text:p>
      <text:p text:style-name="P20"><text:s text:c="6"/><text:span text:style-name="T19">"Основы</text:span> <text:span text:style-name="T19">профессиональной</text:span> <text:span text:style-name="T19">деятельности(Лек):</text:span> <text:span text:style-name="T19">ZOOM"</text:span></text:p>
      <text:p text:style-name="P20"><text:s text:c="5"/>- dt:</text:p>
      <text:p text:style-name="P20"><text:s text:c="6"/>- b:</text:p>
      <text:p text:style-name="P20"><text:s text:c="7"/><text:span text:style-name="T19">"Клименков</text:span> <text:span text:style-name="T19">Сергей</text:span> <text:span text:style-name="T19">Викторович</text:span> <text:s text:c="63"/><text:span text:style-name="T19">"</text:span></text:p>
      <text:p text:style-name="P20"><text:s text:c="3"/>- td:</text:p>
      <text:p text:style-name="P20"><text:s text:c="4"/>class: <text:span text:style-name="T19">"lesson-format"</text:span></text:p>
      <text:p text:style-name="P20"><text:s text:c="4"/><text:span text:style-name="T19">"Дистанционный</text:span> <text:span text:style-name="T19">"</text:span></text:p>
      <text:p text:style-name="P20"><text:s text:c="2"/>- tr:</text:p>
      <text:p text:style-name="P20"><text:s text:c="3"/>- th:</text:p>
      <text:p text:style-name="P20"><text:s text:c="4"/>class: <text:span text:style-name="T19">"day"</text:span></text:p>
      <text:p text:style-name="P20"><text:s text:c="3"/>- td:</text:p>
      <text:p text:style-name="P20"><text:s text:c="4"/>class: <text:span text:style-name="T19">"time"</text:span></text:p>
      <text:p text:style-name="P20"><text:s text:c="4"/>- span:</text:p>
      <text:p text:style-name="P20"><text:s text:c="5"/><text:span text:style-name="T19">"10:00-11:30"</text:span></text:p>
      <text:p text:style-name="P20"><text:s text:c="4"/>- div:</text:p>
      <text:p text:style-name="P20"><text:s text:c="5"/><text:span text:style-name="T19">"2,</text:span> <text:span text:style-name="T19">4,</text:span> <text:span text:style-name="T19">6,</text:span> <text:span text:style-name="T19">8,</text:span> <text:span text:style-name="T19">10,</text:span> <text:span text:style-name="T19">12,</text:span> <text:span text:style-name="T19">14,</text:span> <text:span text:style-name="T19">16"</text:span></text:p>
      <text:p text:style-name="P20"><text:s text:c="4"/>- dd:</text:p>
      <text:p text:style-name="P20"><text:s text:c="5"/>class: <text:span text:style-name="T19">"rasp_aud_mobile"</text:span></text:p>
      <text:p text:style-name="P20"><text:s text:c="5"/><text:span text:style-name="T19">"1124</text:span> <text:span text:style-name="T19">ауд."</text:span></text:p>
      <text:p text:style-name="P20"><text:s text:c="4"/>- dt:</text:p>
      <text:p text:style-name="P20"><text:s text:c="5"/>class: <text:span text:style-name="T19">"rasp_corp_mobile"</text:span></text:p>
      <text:p text:style-name="P20"><text:s text:c="5"/>- i:</text:p>
      <text:p text:style-name="P20"><text:s text:c="6"/>class: <text:span text:style-name="T19">"fa</text:span> <text:span text:style-name="T19">fa-map-marker"</text:span></text:p>
      <text:p text:style-name="P20"><text:s text:c="5"/>- span:</text:p>
      <text:p text:style-name="P20"><text:s text:c="6"/><text:span text:style-name="T19">"ул.Ломоносова,</text:span> <text:span text:style-name="T19">д.9,</text:span> <text:span text:style-name="T19">лит.</text:span> <text:span text:style-name="T19">М"</text:span></text:p>
      <text:p text:style-name="P20"><text:s text:c="3"/>- td:</text:p>
      <text:p text:style-name="P20"><text:s text:c="4"/>class: <text:span text:style-name="T19">"room"</text:span></text:p>
      <text:p text:style-name="P20"><text:s text:c="4"/>- dl:</text:p>
      <text:p text:style-name="P20"><text:s text:c="5"/>- dd:</text:p>
      <text:p text:style-name="P20"><text:s text:c="6"/><text:span text:style-name="T19">"1124</text:span> <text:span text:style-name="T19">ауд."</text:span></text:p>
      <text:p text:style-name="P20"><text:s text:c="5"/>- dt:</text:p>
      <text:p text:style-name="P20"><text:s text:c="6"/>- i:</text:p>
      <text:p text:style-name="P20"><text:s text:c="7"/>class: <text:span text:style-name="T19">"fa</text:span> <text:span text:style-name="T19">fa-map-marker"</text:span></text:p>
      <text:p text:style-name="P20"><text:s text:c="6"/>- span:</text:p>
      <text:p text:style-name="P20"><text:s text:c="7"/><text:span text:style-name="T19">"ул.Ломоносова,</text:span> <text:span text:style-name="T19">д.9,</text:span> <text:span text:style-name="T19">лит.</text:span> <text:span text:style-name="T19">М"</text:span></text:p>
      <text:p text:style-name="P20"><text:s text:c="3"/>- td:</text:p>
      <text:p text:style-name="P20"><text:s text:c="4"/>class: <text:span text:style-name="T19">"lesson"</text:span></text:p>
      <text:p text:style-name="P20"><text:soft-page-break/><text:s text:c="4"/>- dl:</text:p>
      <text:p text:style-name="P20"><text:s text:c="5"/>- dd:</text:p>
      <text:p text:style-name="P20"><text:s text:c="6"/><text:span text:style-name="T19">"Программирование(Лек)"</text:span></text:p>
      <text:p text:style-name="P20"><text:s text:c="5"/><text:span text:style-name="T19">"четная</text:span> <text:span text:style-name="T19">неделя"</text:span></text:p>
      <text:p text:style-name="P20"><text:s text:c="5"/>- dt:</text:p>
      <text:p text:style-name="P20"><text:s text:c="6"/>- b:</text:p>
      <text:p text:style-name="P20"><text:s text:c="7"/><text:span text:style-name="T19">"Письмак</text:span> <text:span text:style-name="T19">Алексей</text:span> <text:span text:style-name="T19">Евгеньевич</text:span> <text:s text:c="63"/><text:span text:style-name="T19">"</text:span></text:p>
      <text:p text:style-name="P20"><text:s text:c="3"/>- td:</text:p>
      <text:p text:style-name="P20"><text:s text:c="4"/>class: <text:span text:style-name="T19">"lesson-format"</text:span></text:p>
      <text:p text:style-name="P20"><text:s text:c="4"/><text:span text:style-name="T19">"Очно</text:span> <text:span text:style-name="T19">-</text:span> <text:span text:style-name="T19">дистанционный</text:span> <text:span text:style-name="T19">"</text:span></text:p>
      <text:p text:style-name="P20"><text:s text:c="2"/>- tr:</text:p>
      <text:p text:style-name="P20"/>
      <text:p text:style-name="P21">...</text:p>
      <text:h text:style-name="P18" text:outline-level="1"><text:bookmark-start text:name="_Toc119434151"/><text:span text:style-name="T1">Дополнительное задание №1</text:span><text:bookmark-end text:name="_Toc119434151"/></text:h>
      <text:list text:style-name="WWNum2">
        <text:list-item>
          <text:p text:style-name="P5"><text:span text:style-name="T6">Найти готовые библиотеки, осуществляющие аналогичный парсинг и конвертацию файлов.</text:span></text:p>
        </text:list-item>
        <text:list-item>
          <text:p text:style-name="P5"><text:span text:style-name="T6">Переписать исходный код, применив найденные библиотеки. Регулярные выражения также нельзя использовать. </text:span></text:p>
        </text:list-item>
        <text:list-item>
          <text:p text:style-name="P5"><text:span text:style-name="T6">Сравнить полученные результаты и объяснить их сходство/различие.</text:span></text:p>
        </text:list-item>
      </text:list>
      <text:h text:style-name="P19" text:outline-level="2"><text:bookmark-start text:name="_Toc119434152"/><text:span text:style-name="T1">Исходный</text:span> <text:span text:style-name="T1">код</text:span><text:bookmark-end text:name="_Toc119434152"/></text:h>
      <text:p text:style-name="P37"><text:span text:style-name="T11">import</text:span><text:span text:style-name="T14"> xmlplain</text:span></text:p>
      <text:p text:style-name="P38"/>
      <text:p text:style-name="P38"/>
      <text:p text:style-name="P37"><text:span text:style-name="T11">def</text:span><text:span text:style-name="T14"> first(text):</text:span></text:p>
      <text:p text:style-name="P37"><text:span text:style-name="T14"><text:s text:c="2"/>root = xmlplain.xml_to_obj(text, strip_space=</text:span><text:span text:style-name="T11">True</text:span><text:span text:style-name="T14">, fold_dict=</text:span><text:span text:style-name="T11">True</text:span><text:span text:style-name="T14">)</text:span></text:p>
      <text:p text:style-name="P37"><text:span text:style-name="T14"><text:s text:c="2"/></text:span><text:span text:style-name="T11">with</text:span><text:span text:style-name="T14"> open(</text:span><text:span text:style-name="T20">"1.yml"</text:span><text:span text:style-name="T14">, </text:span><text:span text:style-name="T20">"w"</text:span><text:span text:style-name="T14">) </text:span><text:span text:style-name="T11">as</text:span><text:span text:style-name="T14"> outf:</text:span></text:p>
      <text:p text:style-name="P37"><text:span text:style-name="T14"><text:s text:c="4"/>xmlplain.obj_to_yaml(root, outf)</text:span></text:p>
      <text:p text:style-name="P40"/>
      <text:h text:style-name="P19" text:outline-level="2"><text:bookmark-start text:name="_Toc119434153"/><text:span text:style-name="T1">Вывод программы</text:span><text:bookmark-end text:name="_Toc119434153"/></text:h>
      <text:p text:style-name="P37"><text:span text:style-name="T14">table</text:span><text:span text:style-name="T16">:</text:span></text:p>
      <text:p text:style-name="P37"><text:span text:style-name="T16"><text:s text:c="2"/></text:span><text:span text:style-name="T21">'@</text:span><text:span text:style-name="T20">border</text:span><text:span text:style-name="T21">'</text:span><text:span text:style-name="T16">: </text:span><text:span text:style-name="T21">'0'</text:span></text:p>
      <text:p text:style-name="P37"><text:span text:style-name="T16"><text:s text:c="2"/></text:span><text:span text:style-name="T21">'@</text:span><text:span text:style-name="T20">cellpadding</text:span><text:span text:style-name="T21">'</text:span><text:span text:style-name="T16">: </text:span><text:span text:style-name="T21">'0'</text:span></text:p>
      <text:p text:style-name="P37"><text:span text:style-name="T16"><text:s text:c="2"/></text:span><text:span text:style-name="T21">'@</text:span><text:span text:style-name="T20">cellspacing</text:span><text:span text:style-name="T21">'</text:span><text:span text:style-name="T16">: </text:span><text:span text:style-name="T21">'0'</text:span></text:p>
      <text:p text:style-name="P37"><text:span text:style-name="T16"><text:s text:c="2"/></text:span><text:span text:style-name="T20">'@class'</text:span><text:span text:style-name="T14">: rasp_tabl</text:span></text:p>
      <text:p text:style-name="P37"><text:span text:style-name="T14"><text:s text:c="2"/></text:span><text:span text:style-name="T20">'@id'</text:span><text:span text:style-name="T14">: 2day</text:span></text:p>
      <text:p text:style-name="P37"><text:span text:style-name="T14"><text:s text:c="2"/>tbody:</text:span></text:p>
      <text:p text:style-name="P37"><text:span text:style-name="T14"><text:s text:c="2"/>- tr:</text:span></text:p>
      <text:p text:style-name="P37"><text:span text:style-name="T14"><text:s text:c="4"/>- th:</text:span></text:p>
      <text:p text:style-name="P37"><text:span text:style-name="T14"><text:s text:c="8"/></text:span><text:span text:style-name="T20">'@class'</text:span><text:span text:style-name="T14">: day</text:span></text:p>
      <text:p text:style-name="P37"><text:span text:style-name="T14"><text:s text:c="8"/>script: $("#2day_btn").show();</text:span></text:p>
      <text:p text:style-name="P37"><text:span text:style-name="T14"><text:s text:c="8"/>span: </text:span><text:span text:style-name="T15">Вт</text:span></text:p>
      <text:p text:style-name="P37"><text:span text:style-name="T14"><text:s text:c="4"/>- td:</text:span></text:p>
      <text:p text:style-name="P37"><text:span text:style-name="T14"><text:s text:c="8"/></text:span><text:span text:style-name="T20">'@class'</text:span><text:span text:style-name="T14">: time</text:span></text:p>
      <text:p text:style-name="P37"><text:span text:style-name="T14"><text:s text:c="8"/>span: 10:00-11:30</text:span></text:p>
      <text:p text:style-name="P37"><text:span text:style-name="T14"><text:s text:c="8"/>div: 3, 7, 9, 11, 13, 15, 17</text:span></text:p>
      <text:p text:style-name="P37"><text:span text:style-name="T14"><text:s text:c="8"/>dd:</text:span></text:p>
      <text:p text:style-name="P37"><text:span text:style-name="T14"><text:s text:c="10"/></text:span><text:span text:style-name="T20">'@class'</text:span><text:span text:style-name="T14">: rasp_aud_mobile</text:span></text:p>
      <text:p text:style-name="P37"><text:span text:style-name="T14"><text:s text:c="8"/>dt:</text:span></text:p>
      <text:p text:style-name="P37"><text:span text:style-name="T14"><text:s text:c="10"/></text:span><text:span text:style-name="T20">'@class'</text:span><text:span text:style-name="T14">: rasp_corp_mobile</text:span></text:p>
      <text:p text:style-name="P37"><text:span text:style-name="T14"><text:s text:c="10"/>i:</text:span></text:p>
      <text:p text:style-name="P37"><text:span text:style-name="T14"><text:s text:c="12"/></text:span><text:span text:style-name="T20">'@class'</text:span><text:span text:style-name="T14">: fa fa-map-marker</text:span></text:p>
      <text:p text:style-name="P37"><text:span text:style-name="T14"><text:s text:c="10"/></text:span><text:span text:style-name="T15">span</text:span><text:span text:style-name="T16">: ул.Ломоносова, д.9, лит. </text:span><text:span text:style-name="T15">М</text:span></text:p>
      <text:p text:style-name="P37"><text:span text:style-name="T14"><text:s text:c="4"/>- td:</text:span></text:p>
      <text:p text:style-name="P37"><text:span text:style-name="T14"><text:s text:c="8"/></text:span><text:span text:style-name="T20">'@class'</text:span><text:span text:style-name="T14">: room</text:span></text:p>
      <text:p text:style-name="P37"><text:span text:style-name="T14"><text:s text:c="8"/>dl:</text:span></text:p>
      <text:p text:style-name="P37"><text:span text:style-name="T14"><text:s text:c="10"/>dd: </text:span><text:span text:style-name="T20">''</text:span></text:p>
      <text:p text:style-name="P37"><text:span text:style-name="T14"><text:s text:c="10"/>dt:</text:span></text:p>
      <text:p text:style-name="P37"><text:span text:style-name="T14"><text:s text:c="12"/>i:</text:span></text:p>
      <text:p text:style-name="P37"><text:span text:style-name="T14"><text:s text:c="14"/></text:span><text:span text:style-name="T20">'@class'</text:span><text:span text:style-name="T14">: fa fa-map-marker</text:span></text:p>
      <text:p text:style-name="P37"><text:span text:style-name="T14"><text:s text:c="12"/></text:span><text:span text:style-name="T15">span</text:span><text:span text:style-name="T16">: ул.Ломоносова, д.9, лит. </text:span><text:span text:style-name="T15">М</text:span></text:p>
      <text:p text:style-name="P37"><text:span text:style-name="T14"><text:s text:c="4"/>- td:</text:span></text:p>
      <text:p text:style-name="P37"><text:span text:style-name="T14"><text:s text:c="8"/></text:span><text:span text:style-name="T20">'@class'</text:span><text:span text:style-name="T14">: lesson</text:span></text:p>
      <text:p text:style-name="P37"><text:span text:style-name="T14"><text:s text:c="8"/>dl:</text:span></text:p>
      <text:p text:style-name="P37"><text:soft-page-break/><text:span text:style-name="T14"><text:s text:c="10"/></text:span><text:span text:style-name="T15">dd</text:span><text:span text:style-name="T16">: </text:span><text:span text:style-name="T21">'Основы</text:span><text:span text:style-name="T16"> </text:span><text:span text:style-name="T21">профессиональной</text:span><text:span text:style-name="T16"> </text:span><text:span text:style-name="T21">деятельности(Лек):</text:span><text:span text:style-name="T16"> </text:span><text:span text:style-name="T21">актовый</text:span><text:span text:style-name="T16"> </text:span><text:span text:style-name="T21">зал'</text:span></text:p>
      <text:p text:style-name="P37"><text:span text:style-name="T16"><text:s text:c="10"/></text:span><text:span text:style-name="T15">dt</text:span><text:span text:style-name="T16">:</text:span></text:p>
      <text:p text:style-name="P37"><text:span text:style-name="T16"><text:s text:c="12"/></text:span><text:span text:style-name="T15">b</text:span><text:span text:style-name="T16">: </text:span><text:span text:style-name="T21">"\</text:span><text:span text:style-name="T22">n</text:span><text:span text:style-name="T16"> <text:s text:c="62"/></text:span><text:span text:style-name="T21">\</text:span></text:p>
      <text:p text:style-name="P37"><text:span text:style-name="T16"><text:s text:c="14"/></text:span><text:span text:style-name="T21">\ </text:span><text:span text:style-name="T16"><text:s text:c="6"/></text:span><text:span text:style-name="T21">Клименков</text:span><text:span text:style-name="T16"> </text:span><text:span text:style-name="T21">Сергей</text:span><text:span text:style-name="T16"> </text:span><text:span text:style-name="T21">Викторович</text:span><text:span text:style-name="T16"> <text:s text:c="31"/></text:span><text:span text:style-name="T21">\</text:span></text:p>
      <text:p text:style-name="P37"><text:span text:style-name="T16"><text:s text:c="14"/></text:span><text:span text:style-name="T21">\ </text:span><text:span text:style-name="T16"><text:s text:c="31"/></text:span><text:span text:style-name="T21">"</text:span></text:p>
      <text:p text:style-name="P37"><text:span text:style-name="T16"><text:s text:c="4"/>- </text:span><text:span text:style-name="T15">td</text:span><text:span text:style-name="T16">:</text:span></text:p>
      <text:p text:style-name="P37"><text:span text:style-name="T16"><text:s text:c="6"/>- </text:span><text:span text:style-name="T21">'@</text:span><text:span text:style-name="T22">class</text:span><text:span text:style-name="T21">'</text:span><text:span text:style-name="T16">: </text:span><text:span text:style-name="T15">lesson</text:span><text:span text:style-name="T16">-</text:span><text:span text:style-name="T15">format</text:span></text:p>
      <text:p text:style-name="P37"><text:span text:style-name="T16"><text:s text:c="6"/>- Очно - дистанционный</text:span></text:p>
      <text:p text:style-name="P37"><text:span text:style-name="T16"><text:s text:c="2"/></text:span><text:span text:style-name="T14">- tr:</text:span></text:p>
      <text:p text:style-name="P37"><text:span text:style-name="T14"><text:s text:c="4"/>- th:</text:span></text:p>
      <text:p text:style-name="P37"><text:span text:style-name="T14"><text:s text:c="8"/></text:span><text:span text:style-name="T20">'@class'</text:span><text:span text:style-name="T14">: day</text:span></text:p>
      <text:p text:style-name="P37"><text:span text:style-name="T14"><text:s text:c="4"/>- td:</text:span></text:p>
      <text:p text:style-name="P37"><text:span text:style-name="T14"><text:s text:c="8"/></text:span><text:span text:style-name="T20">'@class'</text:span><text:span text:style-name="T14">: time</text:span></text:p>
      <text:p text:style-name="P37"><text:span text:style-name="T14"><text:s text:c="8"/>span: 10:00-11:30</text:span></text:p>
      <text:p text:style-name="P37"><text:span text:style-name="T14"><text:s text:c="8"/>div: </text:span><text:span text:style-name="T20">'5'</text:span></text:p>
      <text:p text:style-name="P37"><text:span text:style-name="T14"><text:s text:c="8"/>dd:</text:span></text:p>
      <text:p text:style-name="P37"><text:span text:style-name="T14"><text:s text:c="10"/></text:span><text:span text:style-name="T20">'@class'</text:span><text:span text:style-name="T14">: rasp_aud_mobile</text:span></text:p>
      <text:p text:style-name="P37"><text:span text:style-name="T14"><text:s text:c="8"/>dt:</text:span></text:p>
      <text:p text:style-name="P37"><text:span text:style-name="T14"><text:s text:c="10"/></text:span><text:span text:style-name="T20">'@class'</text:span><text:span text:style-name="T14">: rasp_corp_mobile</text:span></text:p>
      <text:p text:style-name="P37"><text:span text:style-name="T14"><text:s text:c="10"/>i:</text:span></text:p>
      <text:p text:style-name="P37"><text:span text:style-name="T14"><text:s text:c="12"/></text:span><text:span text:style-name="T20">'@class'</text:span><text:span text:style-name="T14">: fa fa-map-marker</text:span></text:p>
      <text:p text:style-name="P37"><text:span text:style-name="T14"><text:s text:c="10"/>span: </text:span><text:span text:style-name="T20">''</text:span></text:p>
      <text:p text:style-name="P37"><text:span text:style-name="T14"><text:s text:c="4"/>- td:</text:span></text:p>
      <text:p text:style-name="P37"><text:span text:style-name="T14"><text:s text:c="8"/></text:span><text:span text:style-name="T20">'@class'</text:span><text:span text:style-name="T14">: room</text:span></text:p>
      <text:p text:style-name="P37"><text:span text:style-name="T14"><text:s text:c="8"/>dl:</text:span></text:p>
      <text:p text:style-name="P37"><text:span text:style-name="T14"><text:s text:c="10"/>dd: </text:span><text:span text:style-name="T20">''</text:span></text:p>
      <text:p text:style-name="P37"><text:span text:style-name="T14"><text:s text:c="10"/>dt:</text:span></text:p>
      <text:p text:style-name="P37"><text:span text:style-name="T14"><text:s text:c="12"/>i:</text:span></text:p>
      <text:p text:style-name="P37"><text:span text:style-name="T14"><text:s text:c="14"/></text:span><text:span text:style-name="T20">'@class'</text:span><text:span text:style-name="T14">: fa fa-map-marker</text:span></text:p>
      <text:p text:style-name="P37"><text:span text:style-name="T14"><text:s text:c="12"/>span: </text:span><text:span text:style-name="T20">''</text:span></text:p>
      <text:p text:style-name="P37"><text:span text:style-name="T14"><text:s text:c="4"/>- td:</text:span></text:p>
      <text:p text:style-name="P37"><text:span text:style-name="T14"><text:s text:c="8"/></text:span><text:span text:style-name="T20">'@class'</text:span><text:span text:style-name="T14">: lesson</text:span></text:p>
      <text:p text:style-name="P37"><text:span text:style-name="T14"><text:s text:c="8"/></text:span><text:span text:style-name="T15">dl</text:span><text:span text:style-name="T16">:</text:span></text:p>
      <text:p text:style-name="P37"><text:span text:style-name="T16"><text:s text:c="10"/></text:span><text:span text:style-name="T15">dd</text:span><text:span text:style-name="T16">: </text:span><text:span text:style-name="T21">'Основы</text:span><text:span text:style-name="T16"> </text:span><text:span text:style-name="T21">профессиональной</text:span><text:span text:style-name="T16"> </text:span><text:span text:style-name="T21">деятельности(Лек):</text:span><text:span text:style-name="T16"> </text:span><text:span text:style-name="T22">ZOOM</text:span><text:span text:style-name="T21">'</text:span></text:p>
      <text:p text:style-name="P37"><text:span text:style-name="T16"><text:s text:c="10"/></text:span><text:span text:style-name="T15">dt</text:span><text:span text:style-name="T16">:</text:span></text:p>
      <text:p text:style-name="P37"><text:span text:style-name="T16"><text:s text:c="12"/></text:span><text:span text:style-name="T15">b</text:span><text:span text:style-name="T16">: </text:span><text:span text:style-name="T21">"\</text:span><text:span text:style-name="T22">n</text:span><text:span text:style-name="T16"> <text:s text:c="62"/></text:span><text:span text:style-name="T21">\</text:span></text:p>
      <text:p text:style-name="P37"><text:span text:style-name="T16"><text:s text:c="14"/></text:span><text:span text:style-name="T21">\ </text:span><text:span text:style-name="T16"><text:s text:c="6"/></text:span><text:span text:style-name="T21">Клименков</text:span><text:span text:style-name="T16"> </text:span><text:span text:style-name="T21">Сергей</text:span><text:span text:style-name="T16"> </text:span><text:span text:style-name="T21">Викторович</text:span><text:span text:style-name="T16"> <text:s text:c="31"/></text:span><text:span text:style-name="T21">\</text:span></text:p>
      <text:p text:style-name="P37"><text:span text:style-name="T16"><text:s text:c="14"/></text:span><text:span text:style-name="T20">\ </text:span><text:span text:style-name="T14"><text:s text:c="31"/></text:span><text:span text:style-name="T20">"</text:span></text:p>
      <text:p text:style-name="P37"><text:span text:style-name="T14"><text:s text:c="4"/>- td:</text:span></text:p>
      <text:p text:style-name="P37"><text:span text:style-name="T14"><text:s text:c="6"/>- </text:span><text:span text:style-name="T20">'@class'</text:span><text:span text:style-name="T14">: lesson-format</text:span></text:p>
      <text:p text:style-name="P37"><text:span text:style-name="T14"><text:s text:c="6"/>- </text:span><text:span text:style-name="T15">Дистанционный</text:span></text:p>
      <text:p text:style-name="P37"><text:span text:style-name="T14"><text:s text:c="2"/>- tr:</text:span></text:p>
      <text:p text:style-name="P37"><text:span text:style-name="T14"><text:s text:c="4"/>- th:</text:span></text:p>
      <text:p text:style-name="P37"><text:span text:style-name="T14"><text:s text:c="8"/></text:span><text:span text:style-name="T20">'@class'</text:span><text:span text:style-name="T14">: day</text:span></text:p>
      <text:p text:style-name="P37"><text:span text:style-name="T14"><text:s text:c="4"/>- td:</text:span></text:p>
      <text:p text:style-name="P37"><text:span text:style-name="T14"><text:s text:c="8"/></text:span><text:span text:style-name="T20">'@class'</text:span><text:span text:style-name="T14">: time</text:span></text:p>
      <text:p text:style-name="P37"><text:span text:style-name="T14"><text:s text:c="8"/>span: 10:00-11:30</text:span></text:p>
      <text:p text:style-name="P37"><text:span text:style-name="T14"><text:s text:c="8"/>div: 2, 4, 6, 8, 10, 12, 14, 16</text:span></text:p>
      <text:p text:style-name="P37"><text:span text:style-name="T14"><text:s text:c="8"/>dd:</text:span></text:p>
      <text:p text:style-name="P37"><text:span text:style-name="T14"><text:s text:c="8"/>- </text:span><text:span text:style-name="T20">'@class'</text:span><text:span text:style-name="T14">: rasp_aud_mobile</text:span></text:p>
      <text:p text:style-name="P37"><text:span text:style-name="T14"><text:s text:c="8"/>- 1124 </text:span><text:span text:style-name="T15">ауд</text:span><text:span text:style-name="T14">.</text:span></text:p>
      <text:p text:style-name="P37"><text:span text:style-name="T14"><text:s text:c="8"/>dt:</text:span></text:p>
      <text:p text:style-name="P37"><text:span text:style-name="T14"><text:s text:c="10"/></text:span><text:span text:style-name="T20">'@class'</text:span><text:span text:style-name="T14">: rasp_corp_mobile</text:span></text:p>
      <text:p text:style-name="P37"><text:span text:style-name="T14"><text:s text:c="10"/>i:</text:span></text:p>
      <text:p text:style-name="P37"><text:soft-page-break/><text:span text:style-name="T14"><text:s text:c="12"/></text:span><text:span text:style-name="T20">'@class'</text:span><text:span text:style-name="T14">: fa fa-map-marker</text:span></text:p>
      <text:p text:style-name="P37"><text:span text:style-name="T14"><text:s text:c="10"/></text:span><text:span text:style-name="T15">span</text:span><text:span text:style-name="T16">: ул.Ломоносова, д.9, лит. </text:span><text:span text:style-name="T15">М</text:span></text:p>
      <text:p text:style-name="P37"><text:span text:style-name="T14"><text:s text:c="4"/>- td:</text:span></text:p>
      <text:p text:style-name="P37"><text:span text:style-name="T14"><text:s text:c="8"/></text:span><text:span text:style-name="T20">'@class'</text:span><text:span text:style-name="T14">: room</text:span></text:p>
      <text:p text:style-name="P37"><text:span text:style-name="T14"><text:s text:c="8"/>dl:</text:span></text:p>
      <text:p text:style-name="P37"><text:span text:style-name="T14"><text:s text:c="10"/>dd: 1124 </text:span><text:span text:style-name="T15">ауд</text:span><text:span text:style-name="T14">.</text:span></text:p>
      <text:p text:style-name="P37"><text:span text:style-name="T14"><text:s text:c="10"/>dt:</text:span></text:p>
      <text:p text:style-name="P37"><text:span text:style-name="T14"><text:s text:c="12"/>i:</text:span></text:p>
      <text:p text:style-name="P37"><text:span text:style-name="T14"><text:s text:c="14"/></text:span><text:span text:style-name="T20">'@class'</text:span><text:span text:style-name="T14">: fa fa-map-marker</text:span></text:p>
      <text:p text:style-name="P37"><text:span text:style-name="T14"><text:s text:c="12"/></text:span><text:span text:style-name="T15">span</text:span><text:span text:style-name="T16">: ул.Ломоносова, д.9, лит. </text:span><text:span text:style-name="T15">М</text:span></text:p>
      <text:p text:style-name="P37"><text:span text:style-name="T14"><text:s text:c="4"/>- td:</text:span></text:p>
      <text:p text:style-name="P37"><text:span text:style-name="T14"><text:s text:c="8"/></text:span><text:span text:style-name="T20">'@class'</text:span><text:span text:style-name="T14">: lesson</text:span></text:p>
      <text:p text:style-name="P37"><text:span text:style-name="T14"><text:s text:c="8"/>dl:</text:span></text:p>
      <text:p text:style-name="P37"><text:span text:style-name="T14"><text:s text:c="8"/></text:span><text:span text:style-name="T16">- </text:span><text:span text:style-name="T15">dd</text:span><text:span text:style-name="T16">: Программирование(Лек)</text:span></text:p>
      <text:p text:style-name="P37"><text:span text:style-name="T16"><text:s text:c="8"/>- четная неделя</text:span></text:p>
      <text:p text:style-name="P37"><text:span text:style-name="T16"><text:s text:c="8"/>- </text:span><text:span text:style-name="T15">dt</text:span><text:span text:style-name="T16">:</text:span></text:p>
      <text:p text:style-name="P37"><text:span text:style-name="T16"><text:s text:c="12"/></text:span><text:span text:style-name="T15">b</text:span><text:span text:style-name="T16">: </text:span><text:span text:style-name="T21">"\</text:span><text:span text:style-name="T22">n</text:span><text:span text:style-name="T16"> <text:s text:c="62"/></text:span><text:span text:style-name="T21">\</text:span></text:p>
      <text:p text:style-name="P37"><text:span text:style-name="T16"><text:s text:c="14"/></text:span><text:span text:style-name="T21">\ </text:span><text:span text:style-name="T16"><text:s text:c="6"/></text:span><text:span text:style-name="T21">Письмак</text:span><text:span text:style-name="T16"> </text:span><text:span text:style-name="T21">Алексей</text:span><text:span text:style-name="T16"> </text:span><text:span text:style-name="T21">Евгеньевич</text:span><text:span text:style-name="T16"> <text:s text:c="32"/></text:span><text:span text:style-name="T21">\</text:span></text:p>
      <text:p text:style-name="P37"><text:span text:style-name="T16"><text:s text:c="14"/></text:span><text:span text:style-name="T21">\ </text:span><text:span text:style-name="T16"><text:s text:c="30"/></text:span><text:span text:style-name="T21">"</text:span></text:p>
      <text:p text:style-name="P37"><text:span text:style-name="T16"><text:s text:c="4"/>- </text:span><text:span text:style-name="T15">td</text:span><text:span text:style-name="T16">:</text:span></text:p>
      <text:p text:style-name="P37"><text:span text:style-name="T16"><text:s text:c="6"/>- </text:span><text:span text:style-name="T21">'@</text:span><text:span text:style-name="T22">class</text:span><text:span text:style-name="T21">'</text:span><text:span text:style-name="T16">: </text:span><text:span text:style-name="T15">lesson</text:span><text:span text:style-name="T16">-</text:span><text:span text:style-name="T15">format</text:span></text:p>
      <text:p text:style-name="P37"><text:span text:style-name="T16"><text:s text:c="6"/>- Очно - дистанционный</text:span></text:p>
      <text:p text:style-name="P37"><text:span text:style-name="T16"><text:s text:c="2"/>- </text:span><text:span text:style-name="T15">tr</text:span><text:span text:style-name="T16">: </text:span><text:span text:style-name="T21">''</text:span></text:p>
      <text:p text:style-name="P11"/>
      <text:p text:style-name="P4"><text:span text:style-name="T6">Программа созданная с библиотекой, создаёт списки добавляя символ ‘-’ к тегам, а к атрибутам представленным в </text:span><text:span text:style-name="T7">XML</text:span><text:span text:style-name="T6"> документе добавляет символ ‘@’. В остальном нет никаких заметных изменений.</text:span></text:p>
      <text:h text:style-name="P18" text:outline-level="1"><text:bookmark-start text:name="_Toc119434154"/><text:span text:style-name="T1">Дополнительное задание №2</text:span><text:bookmark-end text:name="_Toc119434154"/><text:span text:style-name="T1"> </text:span></text:h>
      <text:list text:style-name="WWNum4">
        <text:list-item>
          <text:p text:style-name="P6"><text:span text:style-name="T6">Переписать исходный код, добавив в него использование регулярных выражений. </text:span></text:p>
        </text:list-item>
        <text:list-item>
          <text:p text:style-name="P7"><text:span text:style-name="T6">Сравнить полученные результаты и объяснить их сходство/различие.</text:span></text:p>
        </text:list-item>
      </text:list>
      <text:h text:style-name="P19" text:outline-level="2"><text:bookmark-start text:name="_Toc119434155"/><text:span text:style-name="T1">Исходный</text:span> <text:span text:style-name="T1">код</text:span><text:bookmark-end text:name="_Toc119434155"/></text:h>
      <text:p text:style-name="P23"><text:span text:style-name="T12">import</text:span><text:span text:style-name="T16"> re</text:span></text:p>
      <text:p text:style-name="P20"/>
      <text:p text:style-name="P20"/>
      <text:p text:style-name="P20"><text:span text:style-name="T10">def</text:span> add_header_xml(html):</text:p>
      <text:p text:style-name="P20"><text:s text:c="4"/>xmlText = <text:span text:style-name="T19">"""&lt;?xml version="1.0" encoding="UTF-8" ?&gt;\n"""</text:span> + html</text:p>
      <text:p text:style-name="P20"><text:s text:c="4"/><text:span text:style-name="T10">return</text:span> xmlText</text:p>
      <text:p text:style-name="P20"/>
      <text:p text:style-name="P20"/>
      <text:p text:style-name="P20"><text:span text:style-name="T10">def</text:span> get_tag_text(text):</text:p>
      <text:p text:style-name="P20"><text:s text:c="4"/>pat = <text:span text:style-name="T19">r"&lt;(.*?)&gt;"</text:span></text:p>
      <text:p text:style-name="P20"><text:s text:c="4"/>ret = re.search(pat, text)</text:p>
      <text:p text:style-name="P20"><text:s text:c="4"/><text:span text:style-name="T10">if</text:span> ret <text:span text:style-name="T10">is</text:span> None:</text:p>
      <text:p text:style-name="P20"><text:s text:c="8"/><text:span text:style-name="T10">return</text:span> None</text:p>
      <text:p text:style-name="P20"><text:s text:c="4"/>ret = ret.group(0)</text:p>
      <text:p text:style-name="P20"><text:s text:c="4"/>ret = ret[1:len(ret) - 1]</text:p>
      <text:p text:style-name="P20"><text:s text:c="4"/><text:span text:style-name="T10">return</text:span> ret</text:p>
      <text:p text:style-name="P20"/>
      <text:p text:style-name="P20"/>
      <text:p text:style-name="P20"><text:span text:style-name="T10">def</text:span> get_between_tags(text):</text:p>
      <text:p text:style-name="P20"><text:s text:c="4"/>pat = <text:span text:style-name="T19">r"(.*?)&lt;"</text:span></text:p>
      <text:p text:style-name="P20"><text:s text:c="4"/>ret = re.match(pat, text)</text:p>
      <text:p text:style-name="P20"><text:s text:c="4"/>ret = ret.group(0)</text:p>
      <text:p text:style-name="P20"><text:s text:c="4"/>ret = ret[:len(ret) - 1]</text:p>
      <text:p text:style-name="P20"><text:s text:c="4"/><text:span text:style-name="T10">return</text:span> ret</text:p>
      <text:p text:style-name="P20"/>
      <text:p text:style-name="P20"/>
      <text:p text:style-name="P20"><text:span text:style-name="T10">def</text:span> replace_w_spaces(text):</text:p>
      <text:p text:style-name="P20"><text:s text:c="4"/><text:span text:style-name="T10">if</text:span> <text:span text:style-name="T19">' '</text:span> <text:span text:style-name="T10">in</text:span> text:</text:p>
      <text:p text:style-name="P20"><text:s text:c="8"/>x = text.split(<text:span text:style-name="T19">'"'</text:span>)</text:p>
      <text:p text:style-name="P20"><text:s text:c="8"/>x[1] = x[1].replace(<text:span text:style-name="T19">' '</text:span>, <text:span text:style-name="T19">'wEoN'</text:span>)</text:p>
      <text:p text:style-name="P20"><text:s text:c="8"/>united = <text:span text:style-name="T19">''</text:span></text:p>
      <text:p text:style-name="P20"><text:s text:c="8"/><text:span text:style-name="T10">for</text:span> i <text:span text:style-name="T10">in</text:span> x:</text:p>
      <text:p text:style-name="P20"><text:s text:c="12"/><text:span text:style-name="T10">if</text:span> i == x[-1]:</text:p>
      <text:p text:style-name="P20"><text:s text:c="16"/><text:span text:style-name="T10">return</text:span> united</text:p>
      <text:p text:style-name="P20"><text:s text:c="12"/>united += i + <text:span text:style-name="T19">'"'</text:span></text:p>
      <text:p text:style-name="P20"><text:s text:c="8"/><text:span text:style-name="T10">return</text:span> united</text:p>
      <text:p text:style-name="P20"><text:s text:c="4"/><text:span text:style-name="T10">else</text:span>:</text:p>
      <text:p text:style-name="P20"><text:s text:c="8"/><text:span text:style-name="T10">return</text:span> text</text:p>
      <text:p text:style-name="P20"/>
      <text:p text:style-name="P20"/>
      <text:p text:style-name="P20"><text:span text:style-name="T10">def</text:span> replace_weon(text):</text:p>
      <text:p text:style-name="P20"><text:s text:c="4"/>x = text.replace(<text:span text:style-name="T19">'wEoN'</text:span>, <text:span text:style-name="T19">' '</text:span>)</text:p>
      <text:p text:style-name="P20"><text:soft-page-break/><text:s text:c="4"/><text:span text:style-name="T10">return</text:span> x</text:p>
      <text:p text:style-name="P20"/>
      <text:p text:style-name="P20"/>
      <text:p text:style-name="P20"><text:span text:style-name="T10">def</text:span> xml_to_yaml(xmlinput: str):</text:p>
      <text:p text:style-name="P20"><text:s text:c="4"/>yamlText = <text:span text:style-name="T19">"---\n"</text:span></text:p>
      <text:p text:style-name="P20"><text:s text:c="4"/>indentations = 0</text:p>
      <text:p text:style-name="P20"><text:s text:c="4"/>temp = xmlinput.removeprefix(<text:span text:style-name="T19">"""&lt;?xml version="1.0" encoding="UTF-8" ?&gt;"""</text:span>)</text:p>
      <text:p text:style-name="P20"><text:s text:c="4"/><text:span text:style-name="T10">while</text:span> temp <text:span text:style-name="T10">is</text:span> <text:span text:style-name="T10">not</text:span> None:</text:p>
      <text:p text:style-name="P20"><text:s text:c="8"/>between = get_tag_text(temp)</text:p>
      <text:p text:style-name="P20"><text:s text:c="8"/><text:span text:style-name="T10">if</text:span> between <text:span text:style-name="T10">is</text:span> None:</text:p>
      <text:p text:style-name="P20"><text:s text:c="12"/>yamlText += <text:span text:style-name="T19">"\n..."</text:span></text:p>
      <text:p text:style-name="P20"><text:s text:c="12"/>yamlText = replace_weon(yamlText)</text:p>
      <text:p text:style-name="P20"><text:s text:c="12"/><text:span text:style-name="T10">return</text:span> yamlText</text:p>
      <text:p text:style-name="P20"><text:s text:c="8"/>to_remove = <text:span text:style-name="T19">"&lt;"</text:span> + between + <text:span text:style-name="T19">"&gt;"</text:span></text:p>
      <text:p text:style-name="P20"><text:s text:c="8"/>end = temp.find(to_remove) + len(to_remove)</text:p>
      <text:p text:style-name="P20"><text:s text:c="8"/>to_remove = temp[0:end]</text:p>
      <text:p text:style-name="P20"><text:s text:c="8"/>temp = temp.removeprefix(to_remove)</text:p>
      <text:p text:style-name="P20"><text:s text:c="8"/><text:span text:style-name="T10">if</text:span> <text:span text:style-name="T19">'"'</text:span> <text:span text:style-name="T10">in</text:span> between:</text:p>
      <text:p text:style-name="P20"><text:s text:c="12"/>between = replace_w_spaces(between)</text:p>
      <text:p text:style-name="P20"><text:s text:c="8"/>between = between.split(<text:span text:style-name="T19">" "</text:span>)</text:p>
      <text:p text:style-name="P20"><text:s text:c="8"/>comparador = []</text:p>
      <text:p text:style-name="P20"><text:s text:c="8"/><text:span text:style-name="T10">for</text:span> i <text:span text:style-name="T10">in</text:span> between:</text:p>
      <text:p text:style-name="P20"><text:s text:c="12"/><text:span text:style-name="T10">if</text:span> <text:span text:style-name="T19">"/"</text:span> <text:span text:style-name="T10">in</text:span> between[0]:</text:p>
      <text:p text:style-name="P20"><text:s text:c="16"/>indentations -= 1</text:p>
      <text:p text:style-name="P20"><text:s text:c="12"/><text:span text:style-name="T10">elif</text:span> i == between[0]:</text:p>
      <text:p text:style-name="P20"><text:s text:c="16"/>yamlText += (indentations * <text:span text:style-name="T19">" "</text:span>) + <text:span text:style-name="T19">'- '</text:span> + i + <text:span text:style-name="T19">":\n"</text:span></text:p>
      <text:p text:style-name="P20"><text:s text:c="12"/><text:span text:style-name="T10">elif</text:span> len(between) &gt; 1:</text:p>
      <text:p text:style-name="P20"><text:s text:c="16"/><text:span text:style-name="T10">if</text:span> comparador != between:</text:p>
      <text:p text:style-name="P20"><text:s text:c="20"/>indentations += 1</text:p>
      <text:p text:style-name="P20"><text:s text:c="16"/>i = i.split(<text:span text:style-name="T19">"="</text:span>)</text:p>
      <text:p text:style-name="P20"><text:s text:c="16"/>yamlText += (indentations * <text:span text:style-name="T19">" "</text:span>) + i[0] + <text:span text:style-name="T19">": "</text:span> + i[1] + <text:span text:style-name="T19">"\n"</text:span></text:p>
      <text:p text:style-name="P20"><text:s text:c="16"/>comparador = between</text:p>
      <text:p text:style-name="P20"><text:s text:c="12"/><text:span text:style-name="T10">if</text:span> (i == between[-1] <text:span text:style-name="T10">or</text:span> len(between) == 1) <text:span text:style-name="T10">and</text:span> <text:span text:style-name="T10">not</text:span> <text:span text:style-name="T19">"/"</text:span> <text:span text:style-name="T10">in</text:span> between[0]:</text:p>
      <text:p text:style-name="P20"><text:s text:c="16"/>indentations += 1</text:p>
      <text:p text:style-name="P20"><text:s text:c="8"/>temp = temp.lstrip()</text:p>
      <text:p text:style-name="P20"><text:s text:c="8"/><text:span text:style-name="T10">if</text:span> temp <text:span text:style-name="T10">is</text:span> <text:span text:style-name="T10">not</text:span> None <text:span text:style-name="T10">and</text:span> temp != <text:span text:style-name="T19">''</text:span>:</text:p>
      <text:p text:style-name="P20"><text:s text:c="12"/><text:span text:style-name="T10">if</text:span> temp[0] != <text:span text:style-name="T19">'&lt;'</text:span>:</text:p>
      <text:p text:style-name="P20"><text:s text:c="16"/>data = get_between_tags(temp)</text:p>
      <text:p text:style-name="P20"><text:s text:c="16"/>to_remove = data</text:p>
      <text:p text:style-name="P20"><text:s text:c="16"/>temp = temp.removeprefix(to_remove)</text:p>
      <text:p text:style-name="P20"><text:s text:c="16"/>data = data.lstrip()</text:p>
      <text:p text:style-name="P20"><text:s text:c="16"/><text:span text:style-name="T10">if</text:span> data != <text:span text:style-name="T19">''</text:span>:</text:p>
      <text:p text:style-name="P20"><text:s text:c="20"/>yamlText += (indentations * <text:span text:style-name="T19">" "</text:span>) + <text:span text:style-name="T19">'"'</text:span> + data + <text:span text:style-name="T19">'"'</text:span> + <text:span text:style-name="T19">"\n"</text:span></text:p>
      <text:p text:style-name="P20"/>
      <text:p text:style-name="P20"><text:s text:c="4"/>yamlText += <text:span text:style-name="T19">"\n..."</text:span></text:p>
      <text:p text:style-name="P20"><text:s text:c="4"/>yamlText = replace_weon(yamlText)</text:p>
      <text:p text:style-name="P20"><text:s text:c="4"/><text:span text:style-name="T10">return</text:span> yamlText</text:p>
      <text:p text:style-name="P20"><text:soft-page-break/></text:p>
      <text:p text:style-name="P20"/>
      <text:p text:style-name="P20"><text:span text:style-name="T10">def</text:span> second(text):</text:p>
      <text:p text:style-name="P20"><text:s text:c="4"/>x = add_header_xml(text)</text:p>
      <text:p text:style-name="P20"><text:s text:c="4"/>y = xml_to_yaml(x)</text:p>
      <text:p text:style-name="P20"><text:s text:c="4"/>outputFile = open(<text:span text:style-name="T19">"2.yml"</text:span>, <text:span text:style-name="T19">"w"</text:span>)</text:p>
      <text:p text:style-name="P21"><text:s text:c="4"/>outputFile.write(y)</text:p>
      <text:p text:style-name="P36"/>
      <text:h text:style-name="P19" text:outline-level="2"><text:bookmark-start text:name="_Toc119434156"/><text:span text:style-name="T1">Вывод программы</text:span><text:bookmark-end text:name="_Toc119434156"/></text:h>
      <text:p text:style-name="P23"><text:span text:style-name="T16">---</text:span></text:p>
      <text:p text:style-name="P20">- table:</text:p>
      <text:p text:style-name="P20"><text:s/>id: <text:span text:style-name="T19">"2day"</text:span></text:p>
      <text:p text:style-name="P20"><text:s/>class: <text:span text:style-name="T19">"rasp_tabl"</text:span></text:p>
      <text:p text:style-name="P20"><text:s/>cellspacing: <text:span text:style-name="T19">"0"</text:span></text:p>
      <text:p text:style-name="P20"><text:s/>cellpadding: <text:span text:style-name="T19">"0"</text:span></text:p>
      <text:p text:style-name="P20"><text:s/>border: <text:span text:style-name="T19">"0"</text:span></text:p>
      <text:p text:style-name="P20"><text:s/>- tbody:</text:p>
      <text:p text:style-name="P20"><text:s text:c="2"/>- tr:</text:p>
      <text:p text:style-name="P20"><text:s text:c="3"/>- th:</text:p>
      <text:p text:style-name="P20"><text:s text:c="4"/>class: <text:span text:style-name="T19">"day"</text:span></text:p>
      <text:p text:style-name="P20"><text:s text:c="4"/>- script:</text:p>
      <text:p text:style-name="P20"><text:s text:c="5"/><text:span text:style-name="T19">"$("</text:span><text:span text:style-name="T26">#2day_btn").show();"</text:span></text:p>
      <text:p text:style-name="P20"><text:s text:c="4"/>- span:</text:p>
      <text:p text:style-name="P20"><text:s text:c="5"/><text:span text:style-name="T19">"Вт"</text:span></text:p>
      <text:p text:style-name="P20"><text:s text:c="3"/>- td:</text:p>
      <text:p text:style-name="P20"><text:s text:c="4"/>class: <text:span text:style-name="T19">"time"</text:span></text:p>
      <text:p text:style-name="P20"><text:s text:c="4"/>- span:</text:p>
      <text:p text:style-name="P20"><text:s text:c="5"/><text:span text:style-name="T19">"10:00-11:30"</text:span></text:p>
      <text:p text:style-name="P20"><text:s text:c="4"/>- div:</text:p>
      <text:p text:style-name="P20"><text:s text:c="5"/><text:span text:style-name="T19">"3,</text:span> <text:span text:style-name="T19">7,</text:span> <text:span text:style-name="T19">9,</text:span> <text:span text:style-name="T19">11,</text:span> <text:span text:style-name="T19">13,</text:span> <text:span text:style-name="T19">15,</text:span> <text:span text:style-name="T19">17"</text:span></text:p>
      <text:p text:style-name="P20"><text:s text:c="4"/>- dd:</text:p>
      <text:p text:style-name="P20"><text:s text:c="5"/>class: <text:span text:style-name="T19">"rasp_aud_mobile"</text:span></text:p>
      <text:p text:style-name="P20"><text:s text:c="4"/>- dt:</text:p>
      <text:p text:style-name="P20"><text:s text:c="5"/>class: <text:span text:style-name="T19">"rasp_corp_mobile"</text:span></text:p>
      <text:p text:style-name="P20"><text:s text:c="5"/>- i:</text:p>
      <text:p text:style-name="P20"><text:s text:c="6"/>class: <text:span text:style-name="T19">"fa</text:span> <text:span text:style-name="T19">fa-map-marker"</text:span></text:p>
      <text:p text:style-name="P20"><text:s text:c="5"/>- span:</text:p>
      <text:p text:style-name="P20"><text:s text:c="6"/><text:span text:style-name="T19">"ул.Ломоносова,</text:span> <text:span text:style-name="T19">д.9,</text:span> <text:span text:style-name="T19">лит.</text:span> <text:span text:style-name="T19">М"</text:span></text:p>
      <text:p text:style-name="P20"><text:s text:c="3"/>- td:</text:p>
      <text:p text:style-name="P20"><text:s text:c="4"/>class: <text:span text:style-name="T19">"room"</text:span></text:p>
      <text:p text:style-name="P20"><text:s text:c="4"/>- dl:</text:p>
      <text:p text:style-name="P20"><text:s text:c="5"/>- dd:</text:p>
      <text:p text:style-name="P20"><text:s text:c="5"/>- dt:</text:p>
      <text:p text:style-name="P20"><text:s text:c="6"/>- i:</text:p>
      <text:p text:style-name="P20"><text:s text:c="7"/>class: <text:span text:style-name="T19">"fa</text:span> <text:span text:style-name="T19">fa-map-marker"</text:span></text:p>
      <text:p text:style-name="P20"><text:s text:c="6"/>- span:</text:p>
      <text:p text:style-name="P20"><text:s text:c="7"/><text:span text:style-name="T19">"ул.Ломоносова,</text:span> <text:span text:style-name="T19">д.9,</text:span> <text:span text:style-name="T19">лит.</text:span> <text:span text:style-name="T19">М"</text:span></text:p>
      <text:p text:style-name="P20"><text:s text:c="3"/>- td:</text:p>
      <text:p text:style-name="P20"><text:soft-page-break/><text:s text:c="4"/>class: <text:span text:style-name="T19">"lesson"</text:span></text:p>
      <text:p text:style-name="P20"><text:s text:c="4"/>- dl:</text:p>
      <text:p text:style-name="P20"><text:s text:c="5"/>- dd:</text:p>
      <text:p text:style-name="P20"><text:s text:c="6"/><text:span text:style-name="T19">"Основы</text:span> <text:span text:style-name="T19">профессиональной</text:span> <text:span text:style-name="T19">деятельности(Лек):</text:span> <text:span text:style-name="T19">актовый</text:span> <text:span text:style-name="T19">зал"</text:span></text:p>
      <text:p text:style-name="P20"><text:s text:c="5"/>- dt:</text:p>
      <text:p text:style-name="P20"><text:s text:c="6"/>- b:</text:p>
      <text:p text:style-name="P20"><text:s text:c="7"/><text:span text:style-name="T19">"Клименков</text:span> <text:span text:style-name="T19">Сергей</text:span> <text:span text:style-name="T19">Викторович</text:span> <text:s text:c="63"/><text:span text:style-name="T19">"</text:span></text:p>
      <text:p text:style-name="P20"><text:s text:c="3"/>- td:</text:p>
      <text:p text:style-name="P20"><text:s text:c="4"/>class: <text:span text:style-name="T19">"lesson-format"</text:span></text:p>
      <text:p text:style-name="P20"><text:s text:c="4"/><text:span text:style-name="T19">"Очно</text:span> <text:span text:style-name="T19">-</text:span> <text:span text:style-name="T19">дистанционный</text:span> <text:span text:style-name="T19">"</text:span></text:p>
      <text:p text:style-name="P20"><text:s text:c="2"/>- tr:</text:p>
      <text:p text:style-name="P20"><text:s text:c="3"/>- th:</text:p>
      <text:p text:style-name="P20"><text:s text:c="4"/>class: <text:span text:style-name="T19">"day"</text:span></text:p>
      <text:p text:style-name="P20"><text:s text:c="3"/>- td:</text:p>
      <text:p text:style-name="P20"><text:s text:c="4"/>class: <text:span text:style-name="T19">"time"</text:span></text:p>
      <text:p text:style-name="P20"><text:s text:c="4"/>- span:</text:p>
      <text:p text:style-name="P20"><text:s text:c="5"/><text:span text:style-name="T19">"10:00-11:30"</text:span></text:p>
      <text:p text:style-name="P20"><text:s text:c="4"/>- div:</text:p>
      <text:p text:style-name="P20"><text:s text:c="5"/><text:span text:style-name="T19">"5"</text:span></text:p>
      <text:p text:style-name="P20"><text:s text:c="4"/>- dd:</text:p>
      <text:p text:style-name="P20"><text:s text:c="5"/>class: <text:span text:style-name="T19">"rasp_aud_mobile"</text:span></text:p>
      <text:p text:style-name="P20"><text:s text:c="4"/>- dt:</text:p>
      <text:p text:style-name="P20"><text:s text:c="5"/>class: <text:span text:style-name="T19">"rasp_corp_mobile"</text:span></text:p>
      <text:p text:style-name="P20"><text:s text:c="5"/>- i:</text:p>
      <text:p text:style-name="P20"><text:s text:c="6"/>class: <text:span text:style-name="T19">"fa</text:span> <text:span text:style-name="T19">fa-map-marker"</text:span></text:p>
      <text:p text:style-name="P20"><text:s text:c="5"/>- span:</text:p>
      <text:p text:style-name="P20"><text:s text:c="3"/>- td:</text:p>
      <text:p text:style-name="P20"><text:s text:c="4"/>class: <text:span text:style-name="T19">"room"</text:span></text:p>
      <text:p text:style-name="P20"><text:s text:c="4"/>- dl:</text:p>
      <text:p text:style-name="P20"><text:s text:c="5"/>- dd:</text:p>
      <text:p text:style-name="P20"><text:s text:c="5"/>- dt:</text:p>
      <text:p text:style-name="P20"><text:s text:c="6"/>- i:</text:p>
      <text:p text:style-name="P20"><text:s text:c="7"/>class: <text:span text:style-name="T19">"fa</text:span> <text:span text:style-name="T19">fa-map-marker"</text:span></text:p>
      <text:p text:style-name="P20"><text:s text:c="6"/>- span:</text:p>
      <text:p text:style-name="P20"><text:s text:c="3"/>- td:</text:p>
      <text:p text:style-name="P20"><text:s text:c="4"/>class: <text:span text:style-name="T19">"lesson"</text:span></text:p>
      <text:p text:style-name="P20"><text:s text:c="4"/>- dl:</text:p>
      <text:p text:style-name="P20"><text:s text:c="5"/>- dd:</text:p>
      <text:p text:style-name="P20"><text:s text:c="6"/><text:span text:style-name="T19">"Основы</text:span> <text:span text:style-name="T19">профессиональной</text:span> <text:span text:style-name="T19">деятельности(Лек):</text:span> <text:span text:style-name="T19">ZOOM"</text:span></text:p>
      <text:p text:style-name="P20"><text:s text:c="5"/>- dt:</text:p>
      <text:p text:style-name="P20"><text:s text:c="6"/>- b:</text:p>
      <text:p text:style-name="P20"><text:s text:c="7"/><text:span text:style-name="T19">"Клименков</text:span> <text:span text:style-name="T19">Сергей</text:span> <text:span text:style-name="T19">Викторович</text:span> <text:s text:c="63"/><text:span text:style-name="T19">"</text:span></text:p>
      <text:p text:style-name="P20"><text:s text:c="3"/>- td:</text:p>
      <text:p text:style-name="P20"><text:s text:c="4"/>class: <text:span text:style-name="T19">"lesson-format"</text:span></text:p>
      <text:p text:style-name="P20"><text:s text:c="4"/><text:span text:style-name="T19">"Дистанционный</text:span> <text:span text:style-name="T19">"</text:span></text:p>
      <text:p text:style-name="P20"><text:s text:c="2"/>- tr:</text:p>
      <text:p text:style-name="P20"><text:s text:c="3"/>- th:</text:p>
      <text:p text:style-name="P20"><text:s text:c="4"/>class: <text:span text:style-name="T19">"day"</text:span></text:p>
      <text:p text:style-name="P20"><text:soft-page-break/><text:s text:c="3"/>- td:</text:p>
      <text:p text:style-name="P20"><text:s text:c="4"/>class: <text:span text:style-name="T19">"time"</text:span></text:p>
      <text:p text:style-name="P20"><text:s text:c="4"/>- span:</text:p>
      <text:p text:style-name="P20"><text:s text:c="5"/><text:span text:style-name="T19">"10:00-11:30"</text:span></text:p>
      <text:p text:style-name="P20"><text:s text:c="4"/>- div:</text:p>
      <text:p text:style-name="P20"><text:s text:c="5"/><text:span text:style-name="T19">"2,</text:span> <text:span text:style-name="T19">4,</text:span> <text:span text:style-name="T19">6,</text:span> <text:span text:style-name="T19">8,</text:span> <text:span text:style-name="T19">10,</text:span> <text:span text:style-name="T19">12,</text:span> <text:span text:style-name="T19">14,</text:span> <text:span text:style-name="T19">16"</text:span></text:p>
      <text:p text:style-name="P20"><text:s text:c="4"/>- dd:</text:p>
      <text:p text:style-name="P20"><text:s text:c="5"/>class: <text:span text:style-name="T19">"rasp_aud_mobile"</text:span></text:p>
      <text:p text:style-name="P20"><text:s text:c="5"/><text:span text:style-name="T19">"1124</text:span> <text:span text:style-name="T19">ауд."</text:span></text:p>
      <text:p text:style-name="P20"><text:s text:c="4"/>- dt:</text:p>
      <text:p text:style-name="P20"><text:s text:c="5"/>class: <text:span text:style-name="T19">"rasp_corp_mobile"</text:span></text:p>
      <text:p text:style-name="P20"><text:s text:c="5"/>- i:</text:p>
      <text:p text:style-name="P20"><text:s text:c="6"/>class: <text:span text:style-name="T19">"fa</text:span> <text:span text:style-name="T19">fa-map-marker"</text:span></text:p>
      <text:p text:style-name="P20"><text:s text:c="5"/>- span:</text:p>
      <text:p text:style-name="P20"><text:s text:c="6"/><text:span text:style-name="T19">"ул.Ломоносова,</text:span> <text:span text:style-name="T19">д.9,</text:span> <text:span text:style-name="T19">лит.</text:span> <text:span text:style-name="T19">М"</text:span></text:p>
      <text:p text:style-name="P20"><text:s text:c="3"/>- td:</text:p>
      <text:p text:style-name="P20"><text:s text:c="4"/>class: <text:span text:style-name="T19">"room"</text:span></text:p>
      <text:p text:style-name="P20"><text:s text:c="4"/>- dl:</text:p>
      <text:p text:style-name="P20"><text:s text:c="5"/>- dd:</text:p>
      <text:p text:style-name="P20"><text:s text:c="6"/><text:span text:style-name="T19">"1124</text:span> <text:span text:style-name="T19">ауд."</text:span></text:p>
      <text:p text:style-name="P20"><text:s text:c="5"/>- dt:</text:p>
      <text:p text:style-name="P20"><text:s text:c="6"/>- i:</text:p>
      <text:p text:style-name="P20"><text:s text:c="7"/>class: <text:span text:style-name="T19">"fa</text:span> <text:span text:style-name="T19">fa-map-marker"</text:span></text:p>
      <text:p text:style-name="P20"><text:s text:c="6"/>- span:</text:p>
      <text:p text:style-name="P20"><text:s text:c="7"/><text:span text:style-name="T19">"ул.Ломоносова,</text:span> <text:span text:style-name="T19">д.9,</text:span> <text:span text:style-name="T19">лит.</text:span> <text:span text:style-name="T19">М"</text:span></text:p>
      <text:p text:style-name="P20"><text:s text:c="3"/>- td:</text:p>
      <text:p text:style-name="P20"><text:s text:c="4"/>class: <text:span text:style-name="T19">"lesson"</text:span></text:p>
      <text:p text:style-name="P20"><text:s text:c="4"/>- dl:</text:p>
      <text:p text:style-name="P20"><text:s text:c="5"/>- dd:</text:p>
      <text:p text:style-name="P20"><text:s text:c="6"/><text:span text:style-name="T19">"Программирование(Лек)"</text:span></text:p>
      <text:p text:style-name="P20"><text:s text:c="5"/><text:span text:style-name="T19">"четная</text:span> <text:span text:style-name="T19">неделя"</text:span></text:p>
      <text:p text:style-name="P20"><text:s text:c="5"/>- dt:</text:p>
      <text:p text:style-name="P20"><text:s text:c="6"/>- b:</text:p>
      <text:p text:style-name="P20"><text:s text:c="7"/><text:span text:style-name="T19">"Письмак</text:span> <text:span text:style-name="T19">Алексей</text:span> <text:span text:style-name="T19">Евгеньевич</text:span> <text:s text:c="63"/><text:span text:style-name="T19">"</text:span></text:p>
      <text:p text:style-name="P20"><text:s text:c="3"/>- td:</text:p>
      <text:p text:style-name="P20"><text:s text:c="4"/>class: <text:span text:style-name="T19">"lesson-format"</text:span></text:p>
      <text:p text:style-name="P20"><text:s text:c="4"/><text:span text:style-name="T19">"Очно</text:span> <text:span text:style-name="T19">-</text:span> <text:span text:style-name="T19">дистанционный</text:span> <text:span text:style-name="T19">"</text:span></text:p>
      <text:p text:style-name="P20"><text:s text:c="2"/>- tr:</text:p>
      <text:p text:style-name="P20"/>
      <text:p text:style-name="P21">...</text:p>
      <text:p text:style-name="P36"/>
      <text:p text:style-name="P8"><text:span text:style-name="T6">По сравнению с изначальной программой, текст </text:span><text:span text:style-name="T7">YAML</text:span><text:span text:style-name="T6"> не имеет никаких отличии так как замены в обеих программах были сделаны с одинаковой логикой.</text:span></text:p>
      <text:h text:style-name="P18" text:outline-level="1"><text:bookmark-start text:name="_Toc119434157"/><text:span text:style-name="T1">Дополнительное задание №3</text:span><text:bookmark-end text:name="_Toc119434157"/></text:h>
      <text:list text:style-name="WWNum6">
        <text:list-item>
          <text:p text:style-name="P9"><text:span text:style-name="T6">Используя свою исходную программу из обязательного задания, программу из дополнительного задания №1 и программу из дополнительного задания №2, сравнить десятикратное время выполнения парсинга + конвертации в цикле.</text:span></text:p>
        </text:list-item>
        <text:list-item>
          <text:p text:style-name="P9"><text:span text:style-name="T6">Проанализировать полученные результаты и объяснить их сходство/различие.</text:span></text:p>
        </text:list-item>
      </text:list>
      <text:h text:style-name="P19" text:outline-level="2"><text:bookmark-start text:name="_Toc119434158"/><text:span text:style-name="T1">Исходный</text:span> <text:span text:style-name="T1">код</text:span><text:bookmark-end text:name="_Toc119434158"/></text:h>
      <text:p text:style-name="P13"><text:span text:style-name="T13">import</text:span><text:span text:style-name="T17"> time</text:span></text:p>
      <text:p text:style-name="P13"><text:span text:style-name="T13">from</text:span><text:span text:style-name="T17"> oblig </text:span><text:span text:style-name="T13">import</text:span><text:span text:style-name="T17"> *</text:span></text:p>
      <text:p text:style-name="P13"><text:span text:style-name="T13">from</text:span><text:span text:style-name="T17"> first </text:span><text:span text:style-name="T13">import</text:span><text:span text:style-name="T17"> *</text:span></text:p>
      <text:p text:style-name="P13"><text:span text:style-name="T13">from</text:span><text:span text:style-name="T17"> second </text:span><text:span text:style-name="T13">import</text:span><text:span text:style-name="T17"> *</text:span></text:p>
      <text:p text:style-name="P14"/>
      <text:p text:style-name="P14"/>
      <text:p text:style-name="P13"><text:span text:style-name="T17">x = </text:span><text:span text:style-name="T23">"""&lt;table id="2day" class="rasp_tabl" cellspacing="0" cellpadding="0" border="0"&gt;</text:span></text:p>
      <text:p text:style-name="P13"><text:span text:style-name="T23"><text:s text:c="2"/><text:tab/><text:tab/><text:tab/><text:tab/><text:tab/><text:tab/><text:tab/><text:tab/><text:tab/><text:tab/><text:tab/>&lt;tbody&gt;&lt;tr&gt;&lt;th class="day"&gt;</text:span></text:p>
      <text:p text:style-name="P13"><text:span text:style-name="T23"><text:s text:c="2"/><text:tab/><text:tab/><text:tab/><text:tab/><text:tab/><text:tab/><text:tab/><text:tab/><text:tab/><text:tab/><text:tab/><text:tab/>&lt;script&gt;$("#2day_btn").show();&lt;/script&gt;</text:span></text:p>
      <text:p text:style-name="P13"><text:span text:style-name="T23"><text:s text:c="2"/><text:tab/><text:tab/><text:tab/><text:tab/><text:tab/><text:tab/><text:tab/><text:tab/><text:tab/><text:tab/><text:tab/><text:tab/>&lt;span&gt;</text:span><text:span text:style-name="T19">Вт</text:span><text:span text:style-name="T23">&lt;/span&gt;&lt;/th&gt; <text:s text:c="15"/>&lt;td class="time"&gt;</text:span></text:p>
      <text:p text:style-name="P13"><text:span text:style-name="T23"><text:s text:c="22"/>&lt;span&gt;10:00-11:30&lt;/span&gt;</text:span></text:p>
      <text:p text:style-name="P13"><text:span text:style-name="T23"><text:s text:c="46"/>&lt;div&gt;3, 7, 9, 11, 13, 15, 17&lt;/div&gt;</text:span></text:p>
      <text:p text:style-name="P13"><text:span text:style-name="T23"><text:s text:c="42"/>&lt;dd class="rasp_aud_mobile"&gt;&lt;/dd&gt;</text:span></text:p>
      <text:p text:style-name="P13"><text:span text:style-name="T23"><text:s text:c="22"/>&lt;dt class="rasp_corp_mobile"&gt;&lt;i class="fa fa-map-marker"&gt;&lt;/i&gt;&lt;span&gt;</text:span><text:span text:style-name="T19">ул</text:span><text:span text:style-name="T23">.</text:span><text:span text:style-name="T19">Ломоносова</text:span><text:span text:style-name="T23">, </text:span><text:span text:style-name="T19">д</text:span><text:span text:style-name="T23">.9, </text:span><text:span text:style-name="T19">лит</text:span><text:span text:style-name="T23">. </text:span><text:span text:style-name="T19">М</text:span><text:span text:style-name="T23">&lt;/span&gt;&lt;/dt&gt;</text:span></text:p>
      <text:p text:style-name="P13"><text:span text:style-name="T23"><text:s text:c="18"/>&lt;/td&gt;</text:span></text:p>
      <text:p text:style-name="P13"><text:span text:style-name="T23"><text:s text:c="18"/>&lt;td class="room"&gt;</text:span></text:p>
      <text:p text:style-name="P13"><text:span text:style-name="T23"><text:s text:c="22"/>&lt;dl&gt;</text:span></text:p>
      <text:p text:style-name="P13"><text:span text:style-name="T23"><text:s text:c="26"/>&lt;dd&gt;&lt;/dd&gt;</text:span></text:p>
      <text:p text:style-name="P13"><text:span text:style-name="T23"><text:s text:c="26"/>&lt;dt&gt;&lt;i class="fa fa-map-marker"&gt;&lt;/i&gt;&lt;span&gt;</text:span><text:span text:style-name="T19">ул</text:span><text:span text:style-name="T23">.</text:span><text:span text:style-name="T19">Ломоносова</text:span><text:span text:style-name="T23">, </text:span><text:span text:style-name="T19">д</text:span><text:span text:style-name="T23">.9, </text:span><text:span text:style-name="T19">лит</text:span><text:span text:style-name="T23">. </text:span><text:span text:style-name="T25">М&lt;/</text:span><text:span text:style-name="T19">span</text:span><text:span text:style-name="T25">&gt;&lt;/</text:span><text:span text:style-name="T19">dt</text:span><text:span text:style-name="T25">&gt;</text:span></text:p>
      <text:p text:style-name="P13"><text:span text:style-name="T25"><text:s text:c="22"/>&lt;/</text:span><text:span text:style-name="T19">dl</text:span><text:span text:style-name="T25">&gt;</text:span></text:p>
      <text:p text:style-name="P13"><text:span text:style-name="T25"><text:s text:c="18"/>&lt;/</text:span><text:span text:style-name="T19">td</text:span><text:span text:style-name="T25">&gt;</text:span></text:p>
      <text:p text:style-name="P13"><text:span text:style-name="T25"><text:s text:c="18"/>&lt;</text:span><text:span text:style-name="T19">td</text:span><text:span text:style-name="T25"> </text:span><text:span text:style-name="T19">class</text:span><text:span text:style-name="T25">="</text:span><text:span text:style-name="T19">lesson</text:span><text:span text:style-name="T25">"&gt;</text:span></text:p>
      <text:p text:style-name="P13"><text:span text:style-name="T25"><text:s text:c="22"/>&lt;</text:span><text:span text:style-name="T19">dl</text:span><text:span text:style-name="T25">&gt;</text:span></text:p>
      <text:p text:style-name="P13"><text:span text:style-name="T25"><text:s text:c="26"/>&lt;</text:span><text:span text:style-name="T19">dd</text:span><text:span text:style-name="T25">&gt;Основы профессиональной деятельности(Лек): актовый зал&lt;/</text:span><text:span text:style-name="T19">dd</text:span><text:span text:style-name="T25">&gt;&lt;</text:span><text:span text:style-name="T19">dt</text:span><text:span text:style-name="T25">&gt;&lt;</text:span><text:span text:style-name="T19">b</text:span><text:span text:style-name="T25">&gt;</text:span></text:p>
      <text:p text:style-name="P13"><text:span text:style-name="T25"><text:s text:c="70"/>Клименков Сергей Викторович <text:s text:c="63"/>&lt;/</text:span><text:span text:style-name="T19">b</text:span><text:span text:style-name="T25">&gt;&lt;/</text:span><text:span text:style-name="T19">dt</text:span><text:span text:style-name="T25">&gt;</text:span></text:p>
      <text:p text:style-name="P13"><text:span text:style-name="T25"><text:s text:c="22"/>&lt;/</text:span><text:span text:style-name="T19">dl</text:span><text:span text:style-name="T25">&gt;</text:span></text:p>
      <text:p text:style-name="P13"><text:span text:style-name="T25"><text:s text:c="18"/>&lt;/</text:span><text:span text:style-name="T19">td</text:span><text:span text:style-name="T25">&gt;&lt;</text:span><text:span text:style-name="T19">td</text:span><text:span text:style-name="T25"> </text:span><text:span text:style-name="T19">class</text:span><text:span text:style-name="T25">="</text:span><text:span text:style-name="T19">lesson</text:span><text:span text:style-name="T25">-</text:span><text:span text:style-name="T19">format</text:span><text:span text:style-name="T25">"&gt;Очно - дистанционный &lt;/</text:span><text:span text:style-name="T19">td</text:span><text:span text:style-name="T25">&gt;</text:span></text:p>
      <text:p text:style-name="P15"/>
      <text:p text:style-name="P13"><text:span text:style-name="T25"><text:s text:c="18"/></text:span><text:span text:style-name="T23">&lt;/tr&gt;</text:span></text:p>
      <text:p text:style-name="P13"><text:span text:style-name="T23"><text:s text:c="18"/>&lt;tr&gt;&lt;th class="day"&gt;&lt;/th&gt; <text:s text:c="15"/>&lt;td class="time"&gt;</text:span></text:p>
      <text:p text:style-name="P13"><text:span text:style-name="T23"><text:s text:c="22"/>&lt;span&gt;10:00-11:30&lt;/span&gt;</text:span></text:p>
      <text:p text:style-name="P13"><text:span text:style-name="T23"><text:s text:c="46"/>&lt;div&gt;5&lt;/div&gt;</text:span></text:p>
      <text:p text:style-name="P13"><text:span text:style-name="T23"><text:s text:c="42"/>&lt;dd class="rasp_aud_mobile"&gt;&lt;/dd&gt;</text:span></text:p>
      <text:p text:style-name="P13"><text:soft-page-break/><text:span text:style-name="T23"><text:s text:c="22"/>&lt;dt class="rasp_corp_mobile"&gt;&lt;i class="fa fa-map-marker"&gt;&lt;/i&gt;&lt;span&gt;&lt;/span&gt;&lt;/dt&gt;</text:span></text:p>
      <text:p text:style-name="P13"><text:span text:style-name="T23"><text:s text:c="18"/>&lt;/td&gt;</text:span></text:p>
      <text:p text:style-name="P13"><text:span text:style-name="T23"><text:s text:c="18"/>&lt;td class="room"&gt;</text:span></text:p>
      <text:p text:style-name="P13"><text:span text:style-name="T23"><text:s text:c="22"/>&lt;dl&gt;</text:span></text:p>
      <text:p text:style-name="P13"><text:span text:style-name="T23"><text:s text:c="26"/>&lt;dd&gt;&lt;/dd&gt;</text:span></text:p>
      <text:p text:style-name="P13"><text:span text:style-name="T23"><text:s text:c="26"/>&lt;dt&gt;&lt;i class="fa fa-map-marker"&gt;&lt;/i&gt;&lt;span&gt;&lt;/span&gt;&lt;/dt&gt;</text:span></text:p>
      <text:p text:style-name="P13"><text:span text:style-name="T23"><text:s text:c="22"/>&lt;/dl&gt;</text:span></text:p>
      <text:p text:style-name="P13"><text:span text:style-name="T23"><text:s text:c="18"/>&lt;/td&gt;</text:span></text:p>
      <text:p text:style-name="P13"><text:span text:style-name="T23"><text:s text:c="18"/>&lt;td class="lesson"&gt;</text:span></text:p>
      <text:p text:style-name="P13"><text:span text:style-name="T23"><text:s text:c="22"/></text:span><text:span text:style-name="T25">&lt;</text:span><text:span text:style-name="T19">dl</text:span><text:span text:style-name="T25">&gt;</text:span></text:p>
      <text:p text:style-name="P13"><text:span text:style-name="T25"><text:s text:c="26"/>&lt;</text:span><text:span text:style-name="T19">dd</text:span><text:span text:style-name="T25">&gt;Основы профессиональной деятельности(Лек): </text:span><text:span text:style-name="T19">ZOOM</text:span><text:span text:style-name="T25">&lt;/</text:span><text:span text:style-name="T19">dd</text:span><text:span text:style-name="T25">&gt;&lt;</text:span><text:span text:style-name="T19">dt</text:span><text:span text:style-name="T25">&gt;&lt;</text:span><text:span text:style-name="T19">b</text:span><text:span text:style-name="T25">&gt;</text:span></text:p>
      <text:p text:style-name="P13"><text:span text:style-name="T25"><text:s text:c="70"/>Клименков Сергей Викторович <text:s text:c="63"/>&lt;/</text:span><text:span text:style-name="T19">b</text:span><text:span text:style-name="T25">&gt;&lt;/</text:span><text:span text:style-name="T19">dt</text:span><text:span text:style-name="T25">&gt;</text:span></text:p>
      <text:p text:style-name="P13"><text:span text:style-name="T25"><text:s text:c="22"/>&lt;/</text:span><text:span text:style-name="T19">dl</text:span><text:span text:style-name="T25">&gt;</text:span></text:p>
      <text:p text:style-name="P13"><text:span text:style-name="T25"><text:s text:c="18"/>&lt;/</text:span><text:span text:style-name="T19">td</text:span><text:span text:style-name="T25">&gt;&lt;</text:span><text:span text:style-name="T19">td</text:span><text:span text:style-name="T25"> </text:span><text:span text:style-name="T19">class</text:span><text:span text:style-name="T25">="</text:span><text:span text:style-name="T19">lesson</text:span><text:span text:style-name="T25">-</text:span><text:span text:style-name="T19">format</text:span><text:span text:style-name="T25">"&gt;Дистанционный &lt;/</text:span><text:span text:style-name="T19">td</text:span><text:span text:style-name="T25">&gt;</text:span></text:p>
      <text:p text:style-name="P15"/>
      <text:p text:style-name="P13"><text:span text:style-name="T25"><text:s text:c="18"/></text:span><text:span text:style-name="T23">&lt;/tr&gt;</text:span></text:p>
      <text:p text:style-name="P13"><text:span text:style-name="T23"><text:s text:c="18"/>&lt;tr&gt;&lt;th class="day"&gt;&lt;/th&gt; <text:s text:c="15"/>&lt;td class="time"&gt;</text:span></text:p>
      <text:p text:style-name="P13"><text:span text:style-name="T23"><text:s text:c="22"/>&lt;span&gt;10:00-11:30&lt;/span&gt;</text:span></text:p>
      <text:p text:style-name="P13"><text:span text:style-name="T23"><text:s text:c="46"/>&lt;div&gt;2, 4, 6, 8, 10, 12, 14, 16&lt;/div&gt;</text:span></text:p>
      <text:p text:style-name="P13"><text:span text:style-name="T23"><text:s text:c="42"/>&lt;dd class="rasp_aud_mobile"&gt;1124 </text:span><text:span text:style-name="T19">ауд</text:span><text:span text:style-name="T23">.&lt;/dd&gt;</text:span></text:p>
      <text:p text:style-name="P13"><text:span text:style-name="T23"><text:s text:c="22"/>&lt;dt class="rasp_corp_mobile"&gt;&lt;i class="fa fa-map-marker"&gt;&lt;/i&gt;&lt;span&gt;</text:span><text:span text:style-name="T19">ул</text:span><text:span text:style-name="T23">.</text:span><text:span text:style-name="T19">Ломоносова</text:span><text:span text:style-name="T23">, </text:span><text:span text:style-name="T19">д</text:span><text:span text:style-name="T23">.9, </text:span><text:span text:style-name="T19">лит</text:span><text:span text:style-name="T23">. </text:span><text:span text:style-name="T19">М</text:span><text:span text:style-name="T23">&lt;/span&gt;&lt;/dt&gt;</text:span></text:p>
      <text:p text:style-name="P13"><text:span text:style-name="T23"><text:s text:c="18"/>&lt;/td&gt;</text:span></text:p>
      <text:p text:style-name="P13"><text:span text:style-name="T23"><text:s text:c="18"/>&lt;td class="room"&gt;</text:span></text:p>
      <text:p text:style-name="P13"><text:span text:style-name="T23"><text:s text:c="22"/>&lt;dl&gt;</text:span></text:p>
      <text:p text:style-name="P13"><text:span text:style-name="T23"><text:s text:c="26"/>&lt;dd&gt;1124 </text:span><text:span text:style-name="T19">ауд</text:span><text:span text:style-name="T23">.&lt;/dd&gt;</text:span></text:p>
      <text:p text:style-name="P13"><text:span text:style-name="T23"><text:s text:c="26"/>&lt;dt&gt;&lt;i class="fa fa-map-marker"&gt;&lt;/i&gt;&lt;span&gt;</text:span><text:span text:style-name="T19">ул</text:span><text:span text:style-name="T23">.</text:span><text:span text:style-name="T19">Ломоносова</text:span><text:span text:style-name="T23">, </text:span><text:span text:style-name="T19">д</text:span><text:span text:style-name="T23">.9, </text:span><text:span text:style-name="T19">лит</text:span><text:span text:style-name="T23">. </text:span><text:span text:style-name="T19">М</text:span><text:span text:style-name="T23">&lt;/span&gt;&lt;/dt&gt;</text:span></text:p>
      <text:p text:style-name="P13"><text:span text:style-name="T23"><text:s text:c="22"/>&lt;/dl&gt;</text:span></text:p>
      <text:p text:style-name="P13"><text:span text:style-name="T23"><text:s text:c="18"/>&lt;/td&gt;</text:span></text:p>
      <text:p text:style-name="P13"><text:span text:style-name="T23"><text:s text:c="18"/>&lt;td class="lesson"&gt;</text:span></text:p>
      <text:p text:style-name="P13"><text:span text:style-name="T23"><text:s text:c="22"/>&lt;dl&gt;</text:span></text:p>
      <text:p text:style-name="P13"><text:span text:style-name="T23"><text:s text:c="26"/>&lt;dd&gt;</text:span><text:span text:style-name="T19">Программирование</text:span><text:span text:style-name="T23">(</text:span><text:span text:style-name="T19">Лек</text:span><text:span text:style-name="T23">)&lt;/dd&gt;</text:span><text:span text:style-name="T19">четная</text:span><text:span text:style-name="T23"> </text:span><text:span text:style-name="T19">неделя</text:span><text:span text:style-name="T23">&lt;dt&gt;&lt;b&gt;</text:span></text:p>
      <text:p text:style-name="P13"><text:span text:style-name="T23"><text:s text:c="70"/></text:span><text:span text:style-name="T19">Письмак</text:span><text:span text:style-name="T23"> </text:span><text:span text:style-name="T19">Алексей</text:span><text:span text:style-name="T23"> </text:span><text:span text:style-name="T19">Евгеньевич</text:span><text:span text:style-name="T23"> <text:s text:c="63"/>&lt;/b&gt;&lt;/dt&gt;</text:span></text:p>
      <text:p text:style-name="P13"><text:span text:style-name="T23"><text:s text:c="22"/>&lt;/dl&gt;</text:span></text:p>
      <text:p text:style-name="P13"><text:span text:style-name="T23"><text:s text:c="18"/>&lt;/td&gt;&lt;td class="lesson-format"&gt;</text:span><text:span text:style-name="T19">Очно</text:span><text:span text:style-name="T23"> - </text:span><text:span text:style-name="T19">дистанционный</text:span><text:span text:style-name="T23"> &lt;/td&gt;</text:span></text:p>
      <text:p text:style-name="P14"/>
      <text:p text:style-name="P13"><text:span text:style-name="T23"><text:s text:c="18"/>&lt;/tr&gt;</text:span></text:p>
      <text:p text:style-name="P13"><text:span text:style-name="T23"><text:s text:c="18"/>&lt;tr&gt;<text:tab/>"""</text:span></text:p>
      <text:p text:style-name="P14"/>
      <text:p text:style-name="P13"><text:span text:style-name="T17">start_time = time.time()</text:span></text:p>
      <text:p text:style-name="P13"><text:span text:style-name="T13">for</text:span><text:span text:style-name="T17"> i </text:span><text:span text:style-name="T13">in</text:span><text:span text:style-name="T17"> range(1000):</text:span></text:p>
      <text:p text:style-name="P13"><text:span text:style-name="T17"><text:s text:c="4"/>oblig(x)</text:span></text:p>
      <text:p text:style-name="P13"><text:span text:style-name="T17"><text:s text:c="4"/>i += 1</text:span></text:p>
      <text:p text:style-name="P13"><text:span text:style-name="T17">print(</text:span><text:span text:style-name="T23">"Oblig: --- %s seconds ---"</text:span><text:span text:style-name="T17"> % (time.time() - start_time))</text:span></text:p>
      <text:p text:style-name="P13"><text:span text:style-name="T17">start_time = time.time()</text:span></text:p>
      <text:p text:style-name="P13"><text:span text:style-name="T13">for</text:span><text:span text:style-name="T17"> i </text:span><text:span text:style-name="T13">in</text:span><text:span text:style-name="T17"> range(1000):</text:span></text:p>
      <text:p text:style-name="P13"><text:span text:style-name="T17"><text:s text:c="4"/>first(x)</text:span></text:p>
      <text:p text:style-name="P13"><text:span text:style-name="T17"><text:s text:c="4"/>i += 1</text:span></text:p>
      <text:p text:style-name="P13"><text:soft-page-break/><text:span text:style-name="T17">print(</text:span><text:span text:style-name="T23">"First: --- %s seconds ---"</text:span><text:span text:style-name="T17"> % (time.time() - start_time))</text:span></text:p>
      <text:p text:style-name="P13"><text:span text:style-name="T17">start_time = time.time()</text:span></text:p>
      <text:p text:style-name="P13"><text:span text:style-name="T13">for</text:span><text:span text:style-name="T17"> i </text:span><text:span text:style-name="T13">in</text:span><text:span text:style-name="T17"> range(1000):</text:span></text:p>
      <text:p text:style-name="P13"><text:span text:style-name="T17"><text:s text:c="4"/>second(x)</text:span></text:p>
      <text:p text:style-name="P13"><text:span text:style-name="T17"><text:s text:c="4"/>i += 1</text:span></text:p>
      <text:p text:style-name="P13"><text:span text:style-name="T17">print(</text:span><text:span text:style-name="T23">"Second: --- %s seconds ---"</text:span><text:span text:style-name="T17"> % (time.time() - start_time))</text:span></text:p>
      <text:p text:style-name="P40"/>
      <text:h text:style-name="P19" text:outline-level="2"><text:bookmark-start text:name="_Toc119434159"/><text:span text:style-name="T1">Вывод</text:span> <text:span text:style-name="T1">программы</text:span><text:bookmark-end text:name="_Toc119434159"/></text:h>
      <text:p text:style-name="P40"><text:span text:style-name="T28">Oblig: --- 0.6864142417907715 seconds ---</text:span></text:p>
      <text:p text:style-name="P40"><text:span text:style-name="T28">First: --- 7.106864929199219 seconds ---</text:span></text:p>
      <text:p text:style-name="P40"><text:span text:style-name="T28">Second</text:span><text:span text:style-name="T29">: --- 0.7123725414276123 </text:span><text:span text:style-name="T28">seconds</text:span><text:span text:style-name="T29"> ---</text:span></text:p>
      <text:p text:style-name="P8"><text:span text:style-name="T6">Программа без библиотек и программа, использующая регулярные выражения выполняют работу в 10 раз быстрее чем программа с библиотекой </text:span><text:span text:style-name="T7">xmlplain</text:span><text:span text:style-name="T6">. Главная причина такой разницы в скорости работы программы с библиотекой </text:span><text:span text:style-name="T7">xmlplain</text:span><text:span text:style-name="T6"> в том, что данная библиотека сначала сохраняет данные, полученные из документа </text:span><text:span text:style-name="T7">xml</text:span><text:span text:style-name="T6"> как списки, словари и другие структуры данных и только потом сохраняет эти данные в документ </text:span><text:span text:style-name="T7">yaml</text:span><text:span text:style-name="T6">. Между программой без библиотек и программой с </text:span><text:span text:style-name="T7">regex</text:span><text:span text:style-name="T6"> есть незначительная разница по времени, и при повторном выполнении программ, программа с </text:span><text:span text:style-name="T7">regex</text:span><text:span text:style-name="T6"> может показать лучшую скорость выполнения.</text:span></text:p>
      <text:h text:style-name="P18" text:outline-level="1"><text:bookmark-start text:name="_Toc119434160"/><text:span text:style-name="T1">Дополнительное задание №4</text:span><text:bookmark-end text:name="_Toc119434160"/></text:h>
      <text:list text:style-name="WWNum8">
        <text:list-item>
          <text:p text:style-name="P10"><text:span text:style-name="T6">Переписать исходную, чтобы она осуществляла парсинг и конвертацию исходного файла в любой другой формат (кроме JSON, YAML, XML, HTML): PROTOBUF, TSV, CSV, WML и т.п.</text:span></text:p>
        </text:list-item>
        <text:list-item>
          <text:p text:style-name="P10"><text:span text:style-name="T6">Проанализировать полученные результаты, объяснить особенности использованного формата.</text:span></text:p>
        </text:list-item>
      </text:list>
      <text:h text:style-name="P19" text:outline-level="2"><text:bookmark-start text:name="_Toc119434161"/><text:span text:style-name="T1">Исходный</text:span> <text:span text:style-name="T1">код</text:span><text:bookmark-end text:name="_Toc119434161"/></text:h>
      <text:p text:style-name="P13"><text:span text:style-name="T13">def</text:span><text:span text:style-name="T17"> get_tag_text(text):</text:span></text:p>
      <text:p text:style-name="P13"><text:span text:style-name="T17"><text:s text:c="4"/></text:span><text:span text:style-name="T13">for</text:span><text:span text:style-name="T17"> i </text:span><text:span text:style-name="T13">in</text:span><text:span text:style-name="T17"> range(len(text)):</text:span></text:p>
      <text:p text:style-name="P13"><text:span text:style-name="T17"><text:s text:c="8"/></text:span><text:span text:style-name="T13">if</text:span><text:span text:style-name="T17"> text[i] == </text:span><text:span text:style-name="T23">"&lt;"</text:span><text:span text:style-name="T17">:</text:span></text:p>
      <text:p text:style-name="P13"><text:span text:style-name="T17"><text:s text:c="12"/>start = i + 1</text:span></text:p>
      <text:p text:style-name="P13"><text:span text:style-name="T17"><text:s text:c="12"/>end = text.find(</text:span><text:span text:style-name="T23">"&gt;"</text:span><text:span text:style-name="T17">, start, )</text:span></text:p>
      <text:p text:style-name="P13"><text:span text:style-name="T17"><text:s text:c="12"/>ret = text[i + 1:end]</text:span></text:p>
      <text:p text:style-name="P13"><text:span text:style-name="T17"><text:s text:c="12"/></text:span><text:span text:style-name="T13">return</text:span><text:span text:style-name="T17"> ret</text:span></text:p>
      <text:p text:style-name="P13"><text:span text:style-name="T17"><text:s text:c="4"/></text:span><text:span text:style-name="T13">return</text:span><text:span text:style-name="T17"> </text:span><text:span text:style-name="T13">None</text:span></text:p>
      <text:p text:style-name="P14"/>
      <text:p text:style-name="P14"/>
      <text:p text:style-name="P13"><text:span text:style-name="T13">def</text:span><text:span text:style-name="T17"> get_between_tags(text):</text:span></text:p>
      <text:p text:style-name="P13"><text:span text:style-name="T17"><text:s text:c="4"/>end = text.find(</text:span><text:span text:style-name="T23">"&lt;"</text:span><text:span text:style-name="T17">, )</text:span></text:p>
      <text:p text:style-name="P13"><text:span text:style-name="T17"><text:s text:c="4"/>ret = text[:end]</text:span></text:p>
      <text:p text:style-name="P13"><text:span text:style-name="T17"><text:s text:c="4"/></text:span><text:span text:style-name="T13">return</text:span><text:span text:style-name="T17"> ret</text:span></text:p>
      <text:p text:style-name="P14"/>
      <text:p text:style-name="P14"/>
      <text:p text:style-name="P13"><text:span text:style-name="T17">x = </text:span><text:span text:style-name="T23">"""&lt;tr&gt;&lt;th class="day"&gt;</text:span></text:p>
      <text:p text:style-name="P13"><text:span text:style-name="T23"><text:tab/><text:tab/><text:tab/><text:tab/><text:tab/><text:tab/><text:tab/><text:tab/><text:tab/><text:tab/><text:tab/><text:tab/>&lt;script&gt;$("#2day_btn").show();&lt;/script&gt;</text:span></text:p>
      <text:p text:style-name="P13"><text:span text:style-name="T23"><text:tab/><text:tab/><text:tab/><text:tab/><text:tab/><text:tab/><text:tab/><text:tab/><text:tab/><text:tab/><text:tab/><text:tab/>&lt;span&gt;</text:span><text:span text:style-name="T19">Вт</text:span><text:span text:style-name="T23">&lt;/span&gt;&lt;/th&gt; <text:s text:c="15"/>&lt;td class="time"&gt;</text:span></text:p>
      <text:p text:style-name="P13"><text:span text:style-name="T23"><text:s text:c="20"/>&lt;span&gt;10:00-11:30&lt;/span&gt;</text:span></text:p>
      <text:p text:style-name="P13"><text:span text:style-name="T23"><text:s text:c="44"/>&lt;div&gt;3, 7, 9, 11, 13, 15, 17&lt;/div&gt;</text:span></text:p>
      <text:p text:style-name="P13"><text:span text:style-name="T23"><text:s text:c="40"/>&lt;dd class="rasp_aud_mobile"&gt;&lt;/dd&gt;</text:span></text:p>
      <text:p text:style-name="P13"><text:span text:style-name="T23"><text:s text:c="20"/>&lt;dt class="rasp_corp_mobile"&gt;&lt;i class="fa fa-map-marker"&gt;&lt;/i&gt;&lt;span&gt;</text:span><text:span text:style-name="T19">ул</text:span><text:span text:style-name="T23">.</text:span><text:span text:style-name="T19">Ломоносова</text:span><text:span text:style-name="T23">, </text:span><text:span text:style-name="T19">д</text:span><text:span text:style-name="T23">.9, </text:span><text:span text:style-name="T19">лит</text:span><text:span text:style-name="T23">. </text:span><text:span text:style-name="T19">М</text:span><text:span text:style-name="T23">&lt;/span&gt;&lt;/dt&gt;</text:span></text:p>
      <text:p text:style-name="P13"><text:span text:style-name="T23"><text:s text:c="16"/>&lt;/td&gt;</text:span></text:p>
      <text:p text:style-name="P13"><text:span text:style-name="T23"><text:s text:c="16"/>&lt;td class="room"&gt;</text:span></text:p>
      <text:p text:style-name="P13"><text:span text:style-name="T23"><text:s text:c="20"/>&lt;dl&gt;</text:span></text:p>
      <text:p text:style-name="P13"><text:span text:style-name="T23"><text:s text:c="24"/>&lt;dd&gt;&lt;/dd&gt;</text:span></text:p>
      <text:p text:style-name="P13"><text:span text:style-name="T23"><text:s text:c="24"/>&lt;dt&gt;&lt;i class="fa fa-map-marker"&gt;&lt;/i&gt;&lt;span&gt;</text:span><text:span text:style-name="T19">ул</text:span><text:span text:style-name="T23">.</text:span><text:span text:style-name="T19">Ломоносова</text:span><text:span text:style-name="T23">, </text:span><text:span text:style-name="T19">д</text:span><text:span text:style-name="T23">.9, </text:span><text:span text:style-name="T19">лит</text:span><text:span text:style-name="T23">. </text:span><text:span text:style-name="T25">М&lt;/</text:span><text:span text:style-name="T19">span</text:span><text:span text:style-name="T25">&gt;&lt;/</text:span><text:span text:style-name="T19">dt</text:span><text:span text:style-name="T25">&gt;</text:span></text:p>
      <text:p text:style-name="P13"><text:span text:style-name="T25"><text:s text:c="20"/>&lt;/</text:span><text:span text:style-name="T19">dl</text:span><text:span text:style-name="T25">&gt;</text:span></text:p>
      <text:p text:style-name="P13"><text:span text:style-name="T25"><text:s text:c="16"/>&lt;/</text:span><text:span text:style-name="T19">td</text:span><text:span text:style-name="T25">&gt;</text:span></text:p>
      <text:p text:style-name="P13"><text:span text:style-name="T25"><text:s text:c="16"/>&lt;</text:span><text:span text:style-name="T19">td</text:span><text:span text:style-name="T25"> </text:span><text:span text:style-name="T19">class</text:span><text:span text:style-name="T25">="</text:span><text:span text:style-name="T19">lesson</text:span><text:span text:style-name="T25">"&gt;</text:span></text:p>
      <text:p text:style-name="P13"><text:span text:style-name="T25"><text:s text:c="20"/>&lt;</text:span><text:span text:style-name="T19">dl</text:span><text:span text:style-name="T25">&gt;</text:span></text:p>
      <text:p text:style-name="P13"><text:span text:style-name="T25"><text:s text:c="24"/>&lt;</text:span><text:span text:style-name="T19">dd</text:span><text:span text:style-name="T25">&gt;Основы профессиональной деятельности(Лек): актовый зал&lt;/</text:span><text:span text:style-name="T19">dd</text:span><text:span text:style-name="T25">&gt;&lt;</text:span><text:span text:style-name="T19">dt</text:span><text:span text:style-name="T25">&gt;&lt;</text:span><text:span text:style-name="T19">b</text:span><text:span text:style-name="T25">&gt;</text:span></text:p>
      <text:p text:style-name="P13"><text:span text:style-name="T25"><text:s text:c="68"/>Клименков Сергей Викторович <text:s text:c="63"/>&lt;/</text:span><text:span text:style-name="T19">b</text:span><text:span text:style-name="T25">&gt;&lt;/</text:span><text:span text:style-name="T19">dt</text:span><text:span text:style-name="T25">&gt;</text:span></text:p>
      <text:p text:style-name="P13"><text:span text:style-name="T25"><text:s text:c="20"/>&lt;/</text:span><text:span text:style-name="T19">dl</text:span><text:span text:style-name="T25">&gt;</text:span></text:p>
      <text:p text:style-name="P13"><text:span text:style-name="T25"><text:s text:c="16"/>&lt;/</text:span><text:span text:style-name="T19">td</text:span><text:span text:style-name="T25">&gt;&lt;</text:span><text:span text:style-name="T19">td</text:span><text:span text:style-name="T25"> </text:span><text:span text:style-name="T19">class</text:span><text:span text:style-name="T25">="</text:span><text:span text:style-name="T19">lesson</text:span><text:span text:style-name="T25">-</text:span><text:span text:style-name="T19">format</text:span><text:span text:style-name="T25">"&gt;Очно - дистанционный &lt;/</text:span><text:span text:style-name="T19">td</text:span><text:span text:style-name="T25">&gt;</text:span></text:p>
      <text:p text:style-name="P15"/>
      <text:p text:style-name="P13"><text:soft-page-break/><text:span text:style-name="T25"><text:s text:c="16"/></text:span><text:span text:style-name="T23">&lt;/tr&gt;</text:span></text:p>
      <text:p text:style-name="P13"><text:span text:style-name="T23"><text:s text:c="16"/>&lt;tr&gt;&lt;th class="day"&gt;&lt;/th&gt; <text:s text:c="15"/>&lt;td class="time"&gt;</text:span></text:p>
      <text:p text:style-name="P13"><text:span text:style-name="T23"><text:s text:c="20"/>&lt;span&gt;10:00-11:30&lt;/span&gt;</text:span></text:p>
      <text:p text:style-name="P13"><text:span text:style-name="T23"><text:s text:c="44"/>&lt;div&gt;5&lt;/div&gt;</text:span></text:p>
      <text:p text:style-name="P13"><text:span text:style-name="T23"><text:s text:c="40"/>&lt;dd class="rasp_aud_mobile"&gt;&lt;/dd&gt;</text:span></text:p>
      <text:p text:style-name="P13"><text:span text:style-name="T23"><text:s text:c="20"/>&lt;dt class="rasp_corp_mobile"&gt;&lt;i class="fa fa-map-marker"&gt;&lt;/i&gt;&lt;span&gt;&lt;/span&gt;&lt;/dt&gt;</text:span></text:p>
      <text:p text:style-name="P13"><text:span text:style-name="T23"><text:s text:c="16"/>&lt;/td&gt;</text:span></text:p>
      <text:p text:style-name="P13"><text:span text:style-name="T23"><text:s text:c="16"/>&lt;td class="room"&gt;</text:span></text:p>
      <text:p text:style-name="P13"><text:span text:style-name="T23"><text:s text:c="20"/>&lt;dl&gt;</text:span></text:p>
      <text:p text:style-name="P13"><text:span text:style-name="T23"><text:s text:c="24"/>&lt;dd&gt;&lt;/dd&gt;</text:span></text:p>
      <text:p text:style-name="P13"><text:span text:style-name="T23"><text:s text:c="24"/>&lt;dt&gt;&lt;i class="fa fa-map-marker"&gt;&lt;/i&gt;&lt;span&gt;&lt;/span&gt;&lt;/dt&gt;</text:span></text:p>
      <text:p text:style-name="P13"><text:span text:style-name="T23"><text:s text:c="20"/>&lt;/dl&gt;</text:span></text:p>
      <text:p text:style-name="P13"><text:span text:style-name="T23"><text:s text:c="16"/>&lt;/td&gt;</text:span></text:p>
      <text:p text:style-name="P13"><text:span text:style-name="T23"><text:s text:c="16"/>&lt;td class="lesson"&gt;</text:span></text:p>
      <text:p text:style-name="P13"><text:span text:style-name="T23"><text:s text:c="20"/></text:span><text:span text:style-name="T25">&lt;</text:span><text:span text:style-name="T19">dl</text:span><text:span text:style-name="T25">&gt;</text:span></text:p>
      <text:p text:style-name="P13"><text:span text:style-name="T25"><text:s text:c="24"/>&lt;</text:span><text:span text:style-name="T19">dd</text:span><text:span text:style-name="T25">&gt;Основы профессиональной деятельности(Лек): </text:span><text:span text:style-name="T19">ZOOM</text:span><text:span text:style-name="T25">&lt;/</text:span><text:span text:style-name="T19">dd</text:span><text:span text:style-name="T25">&gt;&lt;</text:span><text:span text:style-name="T19">dt</text:span><text:span text:style-name="T25">&gt;&lt;</text:span><text:span text:style-name="T19">b</text:span><text:span text:style-name="T25">&gt;</text:span></text:p>
      <text:p text:style-name="P13"><text:span text:style-name="T25"><text:s text:c="68"/>Клименков Сергей Викторович <text:s text:c="63"/>&lt;/</text:span><text:span text:style-name="T19">b</text:span><text:span text:style-name="T25">&gt;&lt;/</text:span><text:span text:style-name="T19">dt</text:span><text:span text:style-name="T25">&gt;</text:span></text:p>
      <text:p text:style-name="P13"><text:span text:style-name="T25"><text:s text:c="20"/>&lt;/</text:span><text:span text:style-name="T19">dl</text:span><text:span text:style-name="T25">&gt;</text:span></text:p>
      <text:p text:style-name="P13"><text:span text:style-name="T25"><text:s text:c="16"/>&lt;/</text:span><text:span text:style-name="T19">td</text:span><text:span text:style-name="T25">&gt;&lt;</text:span><text:span text:style-name="T19">td</text:span><text:span text:style-name="T25"> </text:span><text:span text:style-name="T19">class</text:span><text:span text:style-name="T25">="</text:span><text:span text:style-name="T19">lesson</text:span><text:span text:style-name="T25">-</text:span><text:span text:style-name="T19">format</text:span><text:span text:style-name="T25">"&gt;Дистанционный &lt;/</text:span><text:span text:style-name="T19">td</text:span><text:span text:style-name="T25">&gt;</text:span></text:p>
      <text:p text:style-name="P15"/>
      <text:p text:style-name="P13"><text:span text:style-name="T25"><text:s text:c="16"/></text:span><text:span text:style-name="T23">&lt;/tr&gt;</text:span></text:p>
      <text:p text:style-name="P13"><text:span text:style-name="T23"><text:s text:c="16"/>&lt;tr&gt;&lt;th class="day"&gt;&lt;/th&gt; <text:s text:c="15"/>&lt;td class="time"&gt;</text:span></text:p>
      <text:p text:style-name="P13"><text:span text:style-name="T23"><text:s text:c="20"/>&lt;span&gt;10:00-11:30&lt;/span&gt;</text:span></text:p>
      <text:p text:style-name="P13"><text:span text:style-name="T23"><text:s text:c="44"/>&lt;div&gt;2, 4, 6, 8, 10, 12, 14, 16&lt;/div&gt;</text:span></text:p>
      <text:p text:style-name="P13"><text:span text:style-name="T23"><text:s text:c="40"/>&lt;dd class="rasp_aud_mobile"&gt;1124 </text:span><text:span text:style-name="T19">ауд</text:span><text:span text:style-name="T23">.&lt;/dd&gt;</text:span></text:p>
      <text:p text:style-name="P13"><text:span text:style-name="T23"><text:s text:c="20"/>&lt;dt class="rasp_corp_mobile"&gt;&lt;i class="fa fa-map-marker"&gt;&lt;/i&gt;&lt;span&gt;</text:span><text:span text:style-name="T19">ул</text:span><text:span text:style-name="T23">.</text:span><text:span text:style-name="T19">Ломоносова</text:span><text:span text:style-name="T23">, </text:span><text:span text:style-name="T19">д</text:span><text:span text:style-name="T23">.9, </text:span><text:span text:style-name="T19">лит</text:span><text:span text:style-name="T23">. </text:span><text:span text:style-name="T19">М</text:span><text:span text:style-name="T23">&lt;/span&gt;&lt;/dt&gt;</text:span></text:p>
      <text:p text:style-name="P13"><text:span text:style-name="T23"><text:s text:c="16"/>&lt;/td&gt;</text:span></text:p>
      <text:p text:style-name="P13"><text:span text:style-name="T23"><text:s text:c="16"/>&lt;td class="room"&gt;</text:span></text:p>
      <text:p text:style-name="P13"><text:span text:style-name="T23"><text:s text:c="20"/>&lt;dl&gt;</text:span></text:p>
      <text:p text:style-name="P13"><text:span text:style-name="T23"><text:s text:c="24"/>&lt;dd&gt;1124 </text:span><text:span text:style-name="T19">ауд</text:span><text:span text:style-name="T23">.&lt;/dd&gt;</text:span></text:p>
      <text:p text:style-name="P13"><text:span text:style-name="T23"><text:s text:c="24"/>&lt;dt&gt;&lt;i class="fa fa-map-marker"&gt;&lt;/i&gt;&lt;span&gt;</text:span><text:span text:style-name="T19">ул</text:span><text:span text:style-name="T23">.</text:span><text:span text:style-name="T19">Ломоносова</text:span><text:span text:style-name="T23">, </text:span><text:span text:style-name="T19">д</text:span><text:span text:style-name="T23">.9, </text:span><text:span text:style-name="T19">лит</text:span><text:span text:style-name="T23">. </text:span><text:span text:style-name="T19">М</text:span><text:span text:style-name="T23">&lt;/span&gt;&lt;/dt&gt;</text:span></text:p>
      <text:p text:style-name="P13"><text:span text:style-name="T23"><text:s text:c="20"/>&lt;/dl&gt;</text:span></text:p>
      <text:p text:style-name="P13"><text:span text:style-name="T23"><text:s text:c="16"/>&lt;/td&gt;</text:span></text:p>
      <text:p text:style-name="P13"><text:span text:style-name="T23"><text:s text:c="16"/>&lt;td class="lesson"&gt;</text:span></text:p>
      <text:p text:style-name="P13"><text:span text:style-name="T23"><text:s text:c="20"/>&lt;dl&gt;</text:span></text:p>
      <text:p text:style-name="P13"><text:span text:style-name="T23"><text:s text:c="24"/>&lt;dd&gt;</text:span><text:span text:style-name="T19">Программирование</text:span><text:span text:style-name="T23">(</text:span><text:span text:style-name="T19">Лек</text:span><text:span text:style-name="T23">)&lt;/dd&gt;</text:span><text:span text:style-name="T19">четная</text:span><text:span text:style-name="T23"> </text:span><text:span text:style-name="T19">неделя</text:span><text:span text:style-name="T23">&lt;dt&gt;&lt;b&gt;</text:span></text:p>
      <text:p text:style-name="P13"><text:span text:style-name="T23"><text:s text:c="68"/></text:span><text:span text:style-name="T19">Письмак</text:span><text:span text:style-name="T23"> </text:span><text:span text:style-name="T19">Алексей</text:span><text:span text:style-name="T23"> </text:span><text:span text:style-name="T19">Евгеньевич</text:span><text:span text:style-name="T23"> <text:s text:c="63"/>&lt;/b&gt;&lt;/dt&gt;</text:span></text:p>
      <text:p text:style-name="P13"><text:span text:style-name="T23"><text:s text:c="20"/>&lt;/dl&gt;</text:span></text:p>
      <text:p text:style-name="P13"><text:span text:style-name="T23"><text:s text:c="16"/>&lt;/td&gt;&lt;td class="lesson-format"&gt;</text:span><text:span text:style-name="T19">Очно</text:span><text:span text:style-name="T23"> - </text:span><text:span text:style-name="T19">дистанционный</text:span><text:span text:style-name="T23"> &lt;/td&gt;</text:span></text:p>
      <text:p text:style-name="P14"/>
      <text:p text:style-name="P13"><text:span text:style-name="T23"><text:s text:c="16"/>&lt;/tr&gt;"""</text:span></text:p>
      <text:p text:style-name="P14"/>
      <text:p text:style-name="P14"/>
      <text:p text:style-name="P13"><text:span text:style-name="T13">def</text:span><text:span text:style-name="T17"> main(text):</text:span></text:p>
      <text:p text:style-name="P13"><text:span text:style-name="T17"><text:s text:c="4"/>tags = </text:span><text:span text:style-name="T23">''</text:span></text:p>
      <text:p text:style-name="P13"><text:span text:style-name="T17"><text:s text:c="4"/>data = </text:span><text:span text:style-name="T23">''</text:span></text:p>
      <text:p text:style-name="P13"><text:span text:style-name="T17"><text:s text:c="4"/>temp = text</text:span></text:p>
      <text:p text:style-name="P13"><text:soft-page-break/><text:span text:style-name="T17"><text:s text:c="4"/></text:span><text:span text:style-name="T13">while</text:span><text:span text:style-name="T17"> temp </text:span><text:span text:style-name="T13">is</text:span><text:span text:style-name="T17"> </text:span><text:span text:style-name="T13">not</text:span><text:span text:style-name="T17"> </text:span><text:span text:style-name="T13">None</text:span><text:span text:style-name="T17">:</text:span></text:p>
      <text:p text:style-name="P13"><text:span text:style-name="T17"><text:s text:c="8"/>tagText = get_tag_text(temp)</text:span></text:p>
      <text:p text:style-name="P13"><text:span text:style-name="T17"><text:s text:c="8"/></text:span><text:span text:style-name="T13">if</text:span><text:span text:style-name="T17"> tagText </text:span><text:span text:style-name="T13">is</text:span><text:span text:style-name="T17"> </text:span><text:span text:style-name="T13">None</text:span><text:span text:style-name="T17">:</text:span></text:p>
      <text:p text:style-name="P13"><text:span text:style-name="T17"><text:s text:c="12"/>ret = tags + </text:span><text:span text:style-name="T23">'\n'</text:span><text:span text:style-name="T17"> + data</text:span></text:p>
      <text:p text:style-name="P13"><text:span text:style-name="T17"><text:s text:c="12"/></text:span><text:span text:style-name="T13">return</text:span><text:span text:style-name="T17"> ret</text:span></text:p>
      <text:p text:style-name="P13"><text:span text:style-name="T17"><text:s text:c="8"/></text:span><text:span text:style-name="T13">elif</text:span><text:span text:style-name="T17"> </text:span><text:span text:style-name="T23">'/'</text:span><text:span text:style-name="T17"> </text:span><text:span text:style-name="T13">in</text:span><text:span text:style-name="T17"> tagText:</text:span></text:p>
      <text:p text:style-name="P13"><text:span text:style-name="T17"><text:s text:c="12"/>dataText = get_between_tags(temp)</text:span></text:p>
      <text:p text:style-name="P13"><text:span text:style-name="T17"><text:s text:c="12"/></text:span><text:span text:style-name="T13">if</text:span><text:span text:style-name="T17"> dataText </text:span><text:span text:style-name="T13">is</text:span><text:span text:style-name="T17"> </text:span><text:span text:style-name="T13">not</text:span><text:span text:style-name="T17"> </text:span><text:span text:style-name="T13">None</text:span><text:span text:style-name="T17"> </text:span><text:span text:style-name="T13">or</text:span><text:span text:style-name="T17"> dataText != </text:span><text:span text:style-name="T23">''</text:span><text:span text:style-name="T17">:</text:span></text:p>
      <text:p text:style-name="P13"><text:span text:style-name="T17"><text:s text:c="16"/>data += </text:span><text:span text:style-name="T23">'"'</text:span><text:span text:style-name="T17"> + get_between_tags(temp) + </text:span><text:span text:style-name="T23">'"'</text:span><text:span text:style-name="T17"> + </text:span><text:span text:style-name="T23">';'</text:span></text:p>
      <text:p text:style-name="P13"><text:span text:style-name="T17"><text:s text:c="8"/></text:span><text:span text:style-name="T13">else</text:span><text:span text:style-name="T17">:</text:span></text:p>
      <text:p text:style-name="P13"><text:span text:style-name="T17"><text:s text:c="12"/>tags += tagText + </text:span><text:span text:style-name="T23">';'</text:span></text:p>
      <text:p text:style-name="P13"><text:span text:style-name="T17"><text:s text:c="8"/>to_remove = </text:span><text:span text:style-name="T23">"&lt;"</text:span><text:span text:style-name="T17"> + tagText + </text:span><text:span text:style-name="T23">"&gt;"</text:span></text:p>
      <text:p text:style-name="P13"><text:span text:style-name="T17"><text:s text:c="8"/>end = temp.find(to_remove) + len(to_remove)</text:span></text:p>
      <text:p text:style-name="P13"><text:span text:style-name="T17"><text:s text:c="8"/>to_remove = temp[0:end]</text:span></text:p>
      <text:p text:style-name="P13"><text:span text:style-name="T17"><text:s text:c="8"/>temp = temp.removeprefix(to_remove)</text:span></text:p>
      <text:p text:style-name="P14"/>
      <text:p text:style-name="P13"><text:span text:style-name="T17"><text:s text:c="4"/>ret = tags + </text:span><text:span text:style-name="T23">'\n'</text:span><text:span text:style-name="T17"> + data</text:span></text:p>
      <text:p text:style-name="P13"><text:span text:style-name="T17"><text:s text:c="4"/></text:span><text:span text:style-name="T13">return</text:span><text:span text:style-name="T17"> ret</text:span></text:p>
      <text:p text:style-name="P14"/>
      <text:p text:style-name="P14"/>
      <text:p text:style-name="P13"><text:span text:style-name="T17">outputFile = open(</text:span><text:span text:style-name="T23">"4.csv"</text:span><text:span text:style-name="T17">, </text:span><text:span text:style-name="T23">"w"</text:span><text:span text:style-name="T17">)</text:span></text:p>
      <text:p text:style-name="P13"><text:span text:style-name="T17">outputFile.write(main(x))</text:span></text:p>
      <text:p text:style-name="P40"/>
      <text:h text:style-name="P19" text:outline-level="2"><text:bookmark-start text:name="_Toc119434162"/><text:span text:style-name="T1">Вывод</text:span> <text:span text:style-name="T1">программы</text:span><text:bookmark-end text:name="_Toc119434162"/></text:h>
      <text:p text:style-name="P40"><text:span text:style-name="T28">tr;th class="day";script;span;td class="time";span;div;dd class="rasp_aud_mobile";dt class="rasp_corp_mobile";i class="fa fa-map-marker";span;td class="room";dl;dd;dt;i class="fa fa-map-marker";span;td class="lesson";dl;dd;dt;b;td class="lesson-format";tr;th class="day";td class="time";span;div;dd class="rasp_aud_mobile";dt class="rasp_corp_mobile";i class="fa fa-map-marker";span;td class="room";dl;dd;dt;i class="fa fa-map-marker";span;td class="lesson";dl;dd;dt;b;td class="lesson-format";tr;th class="day";td class="time";span;div;dd class="rasp_aud_mobile";dt class="rasp_corp_mobile";i class="fa fa-map-marker";span;td class="room";dl;dd;dt;i class="fa fa-map-marker";span;td class="lesson";dl;dd;dt;b;td class="lesson-format";</text:span></text:p>
      <text:p text:style-name="P40"><text:span text:style-name="T28">"$("#2day_btn").show();";"</text:span><text:span text:style-name="T29">Вт</text:span><text:span text:style-name="T28">";"";"10:00-11:30";"3, 7, 9, 11, 13, 15, 17";"";"";"</text:span><text:span text:style-name="T29">ул</text:span><text:span text:style-name="T28">.</text:span><text:span text:style-name="T29">Ломоносова</text:span><text:span text:style-name="T28">, </text:span><text:span text:style-name="T29">д</text:span><text:span text:style-name="T28">.9, </text:span><text:span text:style-name="T29">лит</text:span><text:span text:style-name="T28">. </text:span><text:span text:style-name="T29">М";"";"</text:span></text:p>
      <text:p text:style-name="P40"><text:span text:style-name="T29"><text:s text:c="16"/>";"";"";"ул.Ломоносова, д.9, лит. М";"";"</text:span></text:p>
      <text:p text:style-name="P40"><text:span text:style-name="T29"><text:s text:c="20"/>";"</text:span></text:p>
      <text:p text:style-name="P40"><text:span text:style-name="T29"><text:s text:c="16"/>";"Основы профессиональной деятельности(Лек): актовый зал";"</text:span></text:p>
      <text:p text:style-name="P40"><text:span text:style-name="T29"><text:s text:c="68"/>Клименков Сергей Викторович <text:s text:c="63"/>";"";"</text:span></text:p>
      <text:p text:style-name="P40"><text:span text:style-name="T29"><text:s text:c="20"/>";"</text:span></text:p>
      <text:p text:style-name="P40"><text:span text:style-name="T29"><text:s text:c="16"/>";"Очно - дистанционный ";"</text:span></text:p>
      <text:p text:style-name="P41"/>
      <text:p text:style-name="P40"><text:span text:style-name="T29"><text:s text:c="16"/>";"";"10:00-11:30";"5";"";"";"";"";"</text:span></text:p>
      <text:p text:style-name="P40"><text:span text:style-name="T29"><text:s text:c="16"/>";"";"";"";"";"</text:span></text:p>
      <text:p text:style-name="P40"><text:soft-page-break/><text:span text:style-name="T29"><text:s text:c="20"/>";"</text:span></text:p>
      <text:p text:style-name="P40"><text:span text:style-name="T29"><text:s text:c="16"/>";"Основы профессиональной деятельности(Лек): ZOOM";"</text:span></text:p>
      <text:p text:style-name="P40"><text:span text:style-name="T29"><text:s text:c="68"/>Клименков Сергей Викторович <text:s text:c="63"/>";"";"</text:span></text:p>
      <text:p text:style-name="P40"><text:span text:style-name="T29"><text:s text:c="20"/>";"</text:span></text:p>
      <text:p text:style-name="P40"><text:span text:style-name="T29"><text:s text:c="16"/>";"Дистанционный ";"</text:span></text:p>
      <text:p text:style-name="P41"/>
      <text:p text:style-name="P40"><text:span text:style-name="T29"><text:s text:c="16"/>";"";"10:00-11:30";"2, 4, 6, 8, 10, 12, 14, 16";"1124 ауд.";"";"ул.Ломоносова, д.9, лит. М";"";"</text:span></text:p>
      <text:p text:style-name="P40"><text:span text:style-name="T29"><text:s text:c="16"/>";"1124 ауд.";"";"ул.Ломоносова, д.9, лит. М";"";"</text:span></text:p>
      <text:p text:style-name="P40"><text:span text:style-name="T29"><text:s text:c="20"/>";"</text:span></text:p>
      <text:p text:style-name="P40"><text:span text:style-name="T29"><text:s text:c="16"/>";"Программирование(Лек)";"</text:span></text:p>
      <text:p text:style-name="P40"><text:span text:style-name="T29"><text:s text:c="68"/>Письмак Алексей Евгеньевич <text:s text:c="63"/>";"";"</text:span></text:p>
      <text:p text:style-name="P40"><text:span text:style-name="T29"><text:s text:c="20"/>";"</text:span></text:p>
      <text:p text:style-name="P40"><text:span text:style-name="T29"><text:s text:c="16"/>";"Очно - дистанционный ";"</text:span></text:p>
      <text:p text:style-name="P41"/>
      <text:p text:style-name="P40"><text:span text:style-name="T29"><text:s text:c="16"/>";</text:span></text:p>
      <text:p text:style-name="P8"><text:span text:style-name="T7">CSV</text:span><text:span text:style-name="T6"> это текстовый формат, предназначенный для представления табличных данных, которые разделены между собой с помощью запятой и где каждая строка файла это одна строка в табличном виде. Данные имеющие зарезервированные символы должны быть заключены в кавычках.</text:span></text:p>
      <text:h text:style-name="P16" text:outline-level="1"><text:bookmark-start text:name="_Toc119434163"/><text:span text:style-name="T1">Вывод</text:span><text:bookmark-end text:name="_Toc119434163"/></text:h>
      <text:p text:style-name="P33"><text:span text:style-name="T1">В данной работе были переведены данные из формата </text:span>XML<text:span text:style-name="T1"> в разные языки разметки. Языки разметки позволяют организованно сохранять данные и облегчают передачу данных между программами и людьми. Перевод форматов был реализован с помощью </text:span>Python<text:span text:style-name="T1">, и результаты сравнивались с выполнением перевода с регулярными выражениями и с библиотекой </text:span>xmlplain<text:span text:style-name="T1">. </text:span></text:p>
      <text:h text:style-name="P16" text:outline-level="1"><text:bookmark-start text:name="_Toc119434164"/><text:span text:style-name="T1">Список Литературы</text:span><text:bookmark-end text:name="_Toc119434164"/></text:h>
      <text:p text:style-name="P33"><text:span text:style-name="T30">Python Software Foundation</text:span> (2022) re — Regular expression operations: https://docs.python.org/3/library/re.html</text:p>
      <text:p text:style-name="P33"><text:span text:style-name="T4">Лямин А.В., Череповская Е.Н.</text:span><text:span text:style-name="T1"> (2017) Объектно-ориентированное программирование. Компьютерный практикум. – СПб: Университет ИТМО. – 143 с.</text:span></text:p>
      <text:p text:style-name="P33"><text:span text:style-name="T30">Guillon C.</text:span> (2018) – Xmlplain: https://guillon.github.io/xmlplain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CO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CO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en" fo:country="US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25in" fo:margin-bottom="0.0835in" style:contextual-spacing="false" fo:keep-together="always" fo:break-before="page" fo:keep-with-next="always"/>
      <style:text-properties fo:font-weight="bold" style:font-name-asian="F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835in" fo:margin-bottom="0.083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break-before="auto" fo:break-after="auto"/>
      <style:text-properties fo:color="#2f5496" loext:opacity="100%" style:font-name="Calibri Light" fo:font-family="'Calibri Light'" style:font-family-generic="roman" style:font-pitch="variable" fo:font-size="16pt" fo:language="es" fo:country="CO" fo:font-weight="normal" style:font-size-asian="16pt" style:language-asian="es" style:country-asian="CO" style:font-weight-asian="normal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fo:language="es" fo:country="CO" style:font-name-asian="Times New Roman1" style:font-family-asian="'Times New Roman'" style:font-family-generic-asian="system" style:font-pitch-asian="variable" style:font-size-asian="10pt" style:language-asian="es" style:country-asian="CO" style:font-name-complex="Courier New2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language="en" fo:country="US" fo:font-weight="bold" style:font-name-asian="F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4pt" fo:language="en" fo:country="US" fo:font-weight="bold" style:font-name-asian="F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CO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4pt" fo:language="en" fo:country="US" style:font-size-asian="14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4pt" fo:language="en" fo:country="US" style:font-size-asian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6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leb Malikov</meta:initial-creator>
    <meta:editing-cycles>73</meta:editing-cycles>
    <meta:creation-date>2022-10-14T16:19:00</meta:creation-date>
    <dc:date>2022-11-16T14:01:58.632389204</dc:date>
    <meta:editing-duration>PT12H59M43S</meta:editing-duration>
    <meta:generator>LibreOffice/7.4.2.3$Linux_X86_64 LibreOffice_project/22949782292d40bc0751a2b0b2cf40927460a4f8</meta:generator>
    <meta:document-statistic meta:table-count="0" meta:image-count="0" meta:object-count="0" meta:page-count="26" meta:paragraph-count="854" meta:word-count="2796" meta:character-count="30533" meta:non-whitespace-character-count="18442"/>
    <meta:user-defined meta:name="AppVersion">16.0000</meta:user-defined>
    <meta:template xlink:type="simple" xlink:actuate="onRequest" xlink:title="Normal.dotm" xlink:href=""/>
  </office:meta>
</office:document-meta>
</file>